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middle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791cm" style:use-optimal-column-width="false"/>
    </style:style>
    <style:style style:name="co2" style:family="table-column">
      <style:table-column-properties style:column-width="1.664cm" style:use-optimal-column-width="false"/>
    </style:style>
    <style:style style:name="co3" style:family="table-column">
      <style:table-column-properties style:column-width="1.655cm" style:use-optimal-column-width="false"/>
    </style:style>
    <style:style style:name="ro1" style:family="table-row">
      <style:table-row-properties style:row-height="1.922cm"/>
    </style:style>
    <style:style style:name="ro2" style:family="table-row">
      <style:table-row-properties style:row-height="1.763cm"/>
    </style:style>
    <style:style style:name="ro3" style:family="table-row">
      <style:table-row-properties style:row-height="1.748cm"/>
    </style:style>
    <style:style style:name="ro4" style:family="table-row">
      <style:table-row-properties style:row-height="1.765cm"/>
    </style:style>
    <style:style style:name="ro5" style:family="table-row">
      <style:table-row-properties style:row-height="1.924cm"/>
    </style:style>
    <style:style style:name="ro6" style:family="table-row">
      <style:table-row-properties style:row-height="1.725cm"/>
    </style:style>
    <style:style style:name="ro7" style:family="table-row">
      <style:table-row-properties style:row-height="1.749cm"/>
    </style:style>
    <style:style style:name="ro8" style:family="table-row">
      <style:table-row-properties style:row-height="1.775cm"/>
    </style:style>
    <style:style style:name="ro9" style:family="table-row">
      <style:table-row-properties style:row-height="1.806cm"/>
    </style:style>
    <style:style style:name="ro10" style:family="table-row">
      <style:table-row-properties style:row-height="1.76cm"/>
    </style:style>
    <style:style style:name="ro11" style:family="table-row">
      <style:table-row-properties style:row-height="1.764cm"/>
    </style:style>
    <style:style style:name="ce1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08cm 0cm 0.008cm" style:border-line-width-top="0.07cm 0cm 0.07cm" style:border-line-width-bottom="0.07cm 0cm 0.07cm" fo:border-left="0.008cm solid #000000" fo:border-right="0.008cm solid #000000" fo:border-top="0.07cm solid #000000" fo:border-bottom="0.07cm solid #5b5a5a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7cm 0cm 0.07cm" style:border-line-width-bottom="0.07cm 0cm 0.07cm" fo:border-left="0.008cm solid #000000" fo:border-right="0.07cm solid #000000" fo:border-top="0.07cm solid #000000" fo:border-bottom="0.07cm solid #5b5a5a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08cm 0cm 0.008cm" style:border-line-width-top="0.07cm 0cm 0.07cm" style:border-line-width-bottom="0.07cm 0cm 0.07cm" fo:border-left="0.008cm solid #000000" fo:border-right="0.008cm solid #000000" fo:border-top="0.07cm solid #000000" fo:border-bottom="0.07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7cm 0cm 0.07cm" style:border-line-width-bottom="0.07cm 0cm 0.07cm" fo:border-left="0.008cm solid #000000" fo:border-right="0.07cm solid #000000" fo:border-top="0.07cm solid #000000" fo:border-bottom="0.07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5b5a5a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7cm 0cm 0.07cm" style:border-line-width-bottom="0.008cm 0cm 0.008cm" fo:border-left="0.008cm solid #000000" fo:border-right="0.07cm solid #5b5a5a" fo:border-top="0.07cm solid #5b5a5a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5b5a5a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5b5a5a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7cm 0cm 0.07cm" style:border-line-width-bottom="0.008cm 0cm 0.008cm" fo:border-left="0.07cm solid #5b5a5a" fo:border-right="0.008cm solid #000000" fo:border-top="0.07cm solid #5b5a5a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7cm 0cm 0.07cm" style:border-line-width-bottom="0.008cm 0cm 0.008cm" fo:border-left="0.07cm solid #5b5a5a" fo:border-right="0.008cm solid #000000" fo:border-top="0.07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7cm 0cm 0.07cm" style:border-line-width-bottom="0.008cm 0cm 0.008cm" fo:border-left="0.008cm solid #000000" fo:border-right="0.07cm solid #000000" fo:border-top="0.07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="0.008cm 0cm 0.008cm" fo:border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="0.008cm 0cm 0.008cm" fo:border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6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7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7cm 0cm 0.07cm" fo:border-left="0.07cm solid #5b5a5a" fo:border-right="0.008cm solid #000000" fo:border-top="0.008cm solid #000000" fo:border-bottom="0.07cm solid #5b5a5a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8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08cm 0cm 0.008cm" style:border-line-width-top="0.008cm 0cm 0.008cm" style:border-line-width-bottom="0.07cm 0cm 0.07cm" fo:border-left="0.008cm solid #000000" fo:border-right="0.008cm solid #000000" fo:border-top="0.008cm solid #000000" fo:border-bottom="0.07cm solid #5b5a5a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9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08cm 0cm 0.008cm" style:border-line-width-bottom="0.07cm 0cm 0.07cm" fo:border-left="0.008cm solid #000000" fo:border-right="0.07cm solid #5b5a5a" fo:border-top="0.008cm solid #000000" fo:border-bottom="0.07cm solid #5b5a5a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0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7cm 0cm 0.07cm" fo:border-left="0.07cm solid #5b5a5a" fo:border-right="0.008cm solid #000000" fo:border-top="0.008cm solid #000000" fo:border-bottom="0.07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1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08cm 0cm 0.008cm" style:border-line-width-top="0.008cm 0cm 0.008cm" style:border-line-width-bottom="0.07cm 0cm 0.07cm" fo:border-left="0.008cm solid #000000" fo:border-right="0.008cm solid #000000" fo:border-top="0.008cm solid #000000" fo:border-bottom="0.07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2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08cm 0cm 0.008cm" style:border-line-width-right="0.07cm 0cm 0.07cm" style:border-line-width-top="0.008cm 0cm 0.008cm" style:border-line-width-bottom="0.07cm 0cm 0.07cm" fo:border-left="0.008cm solid #000000" fo:border-right="0.07cm solid #000000" fo:border-top="0.008cm solid #000000" fo:border-bottom="0.07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3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style:border-line-width-left="0.07cm 0cm 0.07cm" style:border-line-width-right="0.008cm 0cm 0.008cm" style:border-line-width-top="0.008cm 0cm 0.008cm" style:border-line-width-bottom="0.07cm 0cm 0.07cm" fo:border-left="0.07cm solid #000000" fo:border-right="0.008cm solid #000000" fo:border-top="0.008cm solid #000000" fo:border-bottom="0.07cm solid #000000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4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5b5a5a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5b5a5a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5b5a5a" fo:border-top="0.07cm solid #5b5a5a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08cm 0cm 0.008cm" fo:border-left="0.07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7cm 0cm 0.07cm" style:border-line-width-bottom="0.008cm 0cm 0.008cm" fo:border-left="0.008cm solid #000000" fo:border-right="0.008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7cm 0cm 0.07cm" style:border-line-width-bottom="0.008cm 0cm 0.008cm" fo:border-left="0.008cm solid #000000" fo:border-right="0.07cm solid #000000" fo:border-top="0.07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9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0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7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8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0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1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0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1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2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3" style:family="table-cell">
      <style:graphic-properties draw:fill="none" style:repeat="repeat" draw:textarea-vertical-align="middle" fo:padding-top="0.211cm" fo:padding-bottom="0.211cm" fo:padding-left="0.211cm" fo:padding-right="0.21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7cm 0cm 0.07cm" style:border-line-width-bottom="0.008cm 0cm 0.008cm" fo:border-left="0.07cm solid #000000" fo:border-right="0.07cm solid #000000" fo:border-top="0.07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5b5a5a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7cm 0cm 0.07cm" style:border-line-width-bottom="0.07cm 0cm 0.07cm" fo:border-left="0.07cm solid #000000" fo:border-right="0.008cm solid #000000" fo:border-top="0.07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8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9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5b5a5a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5b5a5a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2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4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5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6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7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8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08cm 0cm 0.008cm" style:border-line-width-right="0.07cm 0cm 0.07cm" style:border-line-width-top="0.008cm 0cm 0.008cm" style:border-line-width-bottom="0.008cm 0cm 0.008cm" fo:border-left="0.008cm solid #000000" fo:border-right="0.07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9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0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1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08cm 0cm 0.008cm" style:border-line-width-top="0.008cm 0cm 0.008cm" style:border-line-width-bottom="0.008cm 0cm 0.008cm" fo:border-left="0.07cm solid #000000" fo:border-right="0.008cm solid #000000" fo:border-top="0.008cm solid #000000" fo:border-bottom="0.008cm solid #000000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3" style:family="table-cell">
      <style:graphic-properties draw:fill="solid" draw:fill-color="#d5d5d5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08cm 0cm 0.008cm" fo:border-left="0.07cm solid #000000" fo:border-right="0.07cm solid #5b5a5a" fo:border-top="0.008cm solid #000000" fo:border-bottom="0.008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4" style:family="table-cell">
      <style:graphic-properties draw:fill="solid" draw:fill-color="#ffffff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style:border-line-width-left="0.07cm 0cm 0.07cm" style:border-line-width-right="0.07cm 0cm 0.07cm" style:border-line-width-top="0.008cm 0cm 0.008cm" style:border-line-width-bottom="0.07cm 0cm 0.07cm" fo:border-left="0.07cm solid #000000" fo:border-right="0.07cm solid #5b5a5a" fo:border-top="0.008cm solid #000000" fo:border-bottom="0.07cm solid #000000" style:punctuation-wrap="simple" style:writing-mode="lr-tb">
        <style:tab-stops>
          <style:tab-stop style:position="4.621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4.621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'Helvetica Neue'" fo:font-size="20pt" fo:letter-spacing="normal" fo:font-style="normal" style:text-underline-style="none" fo:font-weight="bold" style:font-family-asian="'Helvetica Neue'" style:font-size-asian="20pt" style:font-style-asian="normal" style:font-weight-asian="bold" style:font-family-complex="'Helvetica Neue'" style:font-size-complex="20pt" style:font-style-complex="normal" style:font-weight-complex="bold"/>
    </style:style>
    <style:style style:name="T2" style:family="text">
      <style:text-properties fo:color="#000000" style:text-line-through-style="none" fo:font-family="'Helvetica Neue'" fo:font-size="20pt" fo:letter-spacing="normal" fo:font-style="normal" style:text-underline-style="none" fo:font-weight="normal" style:font-family-asian="'Helvetica Neue'" style:font-size-asian="20pt" style:font-style-asian="normal" style:font-weight-asian="normal" style:font-family-complex="'Helvetica Neue'" style:font-size-complex="20pt" style:font-style-complex="normal" style:font-weight-complex="normal"/>
    </style:style>
    <style:style style:name="T3" style:family="text">
      <style:text-properties fo:color="#000000" style:text-line-through-style="none" fo:font-family="'Helvetica Neue'" fo:font-size="50pt" fo:letter-spacing="normal" fo:font-style="normal" style:text-underline-style="none" fo:font-weight="bold" style:font-family-asian="'Helvetica Neue'" style:font-size-asian="50pt" style:font-style-asian="normal" style:font-weight-asian="bold" style:font-family-complex="'Helvetica Neue'" style:font-size-complex="50pt" style:font-style-complex="normal" style:font-weight-complex="bold"/>
    </style:style>
    <style:style style:name="T4" style:family="text">
      <style:text-properties fo:color="#000000" style:text-line-through-style="none" fo:font-family="'Helvetica Neue'" fo:font-size="30pt" fo:letter-spacing="normal" fo:font-style="normal" style:text-underline-style="none" fo:font-weight="normal" style:font-family-asian="'Helvetica Neue'" style:font-size-asian="30pt" style:font-style-asian="normal" style:font-weight-asian="normal" style:font-family-complex="'Helvetica Neue'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ableau" draw:style-name="standard" draw:layer="layout" svg:width="61.029cm" svg:height="22.929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8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6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7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10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11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12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13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25">
              <table:table-cell table:style-name="ce14">
                <text:p text:style-name="P1"><text:span text:style-name="T1">Appito Repique</text:span></text:p>
              </table:table-cell>
              <table:table-cell table:style-name="ce15">
                <text:p text:style-name="P2"><text:span text:style-name="T2">X</text:span></text:p>
              </table:table-cell>
              <table:table-cell table:style-name="ce16">
                <text:p text:style-name="P2"><text:span text:style-name="T2">X</text:span></text:p>
              </table:table-cell>
              <table:table-cell table:style-name="ce17">
                <text:p text:style-name="P2"><text:span text:style-name="T2">X</text:span></text:p>
              </table:table-cell>
              <table:table-cell table:style-name="ce18"/>
              <table:table-cell table:style-name="ce19">
                <text:p text:style-name="P2"><text:span text:style-name="T2">X</text:span></text:p>
              </table:table-cell>
              <table:table-cell table:style-name="ce20"/>
              <table:table-cell table:style-name="ce21">
                <text:p text:style-name="P2"><text:span text:style-name="T2">X</text:span></text:p>
              </table:table-cell>
              <table:table-cell table:style-name="ce22">
                <text:p text:style-name="P2"><text:span text:style-name="T2">X</text:span></text:p>
              </table:table-cell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4"/>
              <table:table-cell/>
              <table:table-cell/>
              <table:table-cell table:style-name="ce26"/>
              <table:table-cell table:style-name="ce27">
                <text:p text:style-name="P2"><text:span text:style-name="T2">X</text:span></text:p>
              </table:table-cell>
              <table:table-cell table:style-name="ce28">
                <text:p text:style-name="P2"><text:span text:style-name="T2">X</text:span></text:p>
              </table:table-cell>
              <table:table-cell table:style-name="ce29">
                <text:p text:style-name="P2"><text:span text:style-name="T2">X</text:span></text:p>
              </table:table-cell>
              <table:table-cell table:style-name="ce26"/>
              <table:table-cell table:style-name="ce30">
                <text:p text:style-name="P2"><text:span text:style-name="T2">X</text:span></text:p>
              </table:table-cell>
              <table:table-cell/>
              <table:table-cell table:style-name="ce31">
                <text:p text:style-name="P2"><text:span text:style-name="T2">X</text:span></text:p>
              </table:table-cell>
              <table:table-cell table:style-name="ce32">
                <text:p text:style-name="P2"><text:span text:style-name="T2">X</text:span></text:p>
              </table:table-cell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</table:table-row>
            <table:table-row table:style-name="ro3" table:default-cell-style-name="ce36">
              <table:table-cell table:style-name="ce34">
                <text:p text:style-name="P1"><text:span text:style-name="T1">Snare 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40">
                <text:p text:style-name="P1"><text:span text:style-name="T1"><text:s/></text:span><text:span text:style-name="T1">Agogo Aigue</text:span></text:p>
              </table:table-cell>
              <table:table-cell table:style-name="ce41"/>
              <table:table-cell/>
              <table:table-cell table:style-name="ce43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45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46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47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50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51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52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53">
                <text:p text:style-name="P2"><text:span text:style-name="T2">X</text:span></text:p>
              </table:table-cell>
              <table:table-cell table:style-name="ce48"/>
            </table:table-row>
            <table:table-row table:style-name="ro3" table:default-cell-style-name="ce42">
              <table:table-cell table:style-name="ce54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3" table:default-cell-style-name="ce36">
              <table:table-cell table:style-name="ce55">
                <text:p text:style-name="P1"><text:span text:style-name="T1"><text:s text:c="2"/></text:span><text:span text:style-name="T1">Rep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56">
                <text:p text:style-name="P1"><text:span text:style-name="T1">Tamb</text:span></text:p>
              </table:table-cell>
              <table:table-cell table:style-name="ce57">
                <text:p text:style-name="P2"><text:span text:style-name="T2">X</text:span></text:p>
              </table:table-cell>
              <table:table-cell/>
              <table:table-cell table:style-name="ce58">
                <text:p text:style-name="P2"><text:span text:style-name="T2">X</text:span></text:p>
              </table:table-cell>
              <table:table-cell table:style-name="ce44"/>
              <table:table-cell table:style-name="ce59">
                <text:p text:style-name="P2"><text:span text:style-name="T2">X</text:span></text:p>
              </table:table-cell>
              <table:table-cell table:style-name="ce60">
                <text:p text:style-name="P2"><text:span text:style-name="T2">X</text:span></text:p>
              </table:table-cell>
              <table:table-cell/>
              <table:table-cell table:style-name="ce61">
                <text:p text:style-name="P2"><text:span text:style-name="T2">X</text:span></text:p>
              </table:table-cell>
              <table:table-cell table:style-name="ce41"/>
              <table:table-cell table:style-name="ce62">
                <text:p text:style-name="P2"><text:span text:style-name="T2">X</text:span></text:p>
              </table:table-cell>
              <table:table-cell/>
              <table:table-cell table:style-name="ce63">
                <text:p text:style-name="P2"><text:span text:style-name="T2">X</text:span></text:p>
              </table:table-cell>
              <table:table-cell table:style-name="ce41"/>
              <table:table-cell table:style-name="ce64">
                <text:p text:style-name="P2"><text:span text:style-name="T2">X</text:span></text:p>
              </table:table-cell>
              <table:table-cell table:style-name="ce65">
                <text:p text:style-name="P2"><text:span text:style-name="T2">X</text:span></text:p>
              </table:table-cell>
              <table:table-cell table:style-name="ce44"/>
              <table:table-cell table:style-name="ce66">
                <text:p text:style-name="P2"><text:span text:style-name="T2">X</text:span></text:p>
              </table:table-cell>
              <table:table-cell/>
              <table:table-cell table:style-name="ce67">
                <text:p text:style-name="P2"><text:span text:style-name="T2">X</text:span></text:p>
              </table:table-cell>
              <table:table-cell table:style-name="ce44"/>
              <table:table-cell table:style-name="ce68">
                <text:p text:style-name="P2"><text:span text:style-name="T2">X</text:span></text:p>
              </table:table-cell>
              <table:table-cell table:style-name="ce69">
                <text:p text:style-name="P2"><text:span text:style-name="T2">X</text:span></text:p>
              </table:table-cell>
              <table:table-cell/>
              <table:table-cell table:style-name="ce70">
                <text:p text:style-name="P2"><text:span text:style-name="T2">X</text:span></text:p>
              </table:table-cell>
              <table:table-cell table:style-name="ce41"/>
              <table:table-cell table:style-name="ce71">
                <text:p text:style-name="P2"><text:span text:style-name="T2">X</text:span></text:p>
              </table:table-cell>
              <table:table-cell/>
              <table:table-cell table:style-name="ce72">
                <text:p text:style-name="P2"><text:span text:style-name="T2">X</text:span></text:p>
              </table:table-cell>
              <table:table-cell table:style-name="ce41"/>
              <table:table-cell table:style-name="ce73">
                <text:p text:style-name="P2"><text:span text:style-name="T2">X</text:span></text:p>
              </table:table-cell>
              <table:table-cell table:style-name="ce74">
                <text:p text:style-name="P2"><text:span text:style-name="T2">X</text:span></text:p>
              </table:table-cell>
              <table:table-cell table:style-name="ce48"/>
            </table:table-row>
            <table:table-row table:style-name="ro3" table:default-cell-style-name="ce36">
              <table:table-cell table:style-name="ce75">
                <text:p text:style-name="P1"><text:span text:style-name="T1"><text:s/></text:span><text:span text:style-name="T1">Surdo 1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76">
                <text:p text:style-name="P2"><text:span text:style-name="T2">X</text:span></text:p>
              </table:table-cell>
              <table:table-cell/>
              <table:table-cell table:style-name="ce77">
                <text:p text:style-name="P2"><text:span text:style-name="T2">X</text:span></text:p>
              </table:table-cell>
              <table:table-cell table:style-name="ce78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 table:style-name="ce79">
                <text:p text:style-name="P2"><text:span text:style-name="T2">X</text:span></text:p>
              </table:table-cell>
              <table:table-cell/>
              <table:table-cell table:style-name="ce80">
                <text:p text:style-name="P2"><text:span text:style-name="T2">X</text:span></text:p>
              </table:table-cell>
              <table:table-cell table:style-name="ce81">
                <text:p text:style-name="P2"><text:span text:style-name="T2">X</text:span></text:p>
              </table:table-cell>
              <table:table-cell table:style-name="ce82">
                <text:p text:style-name="P2"><text:span text:style-name="T2">X</text:span></text:p>
              </table:table-cell>
              <table:table-cell table:style-name="ce83">
                <text:p text:style-name="P2"><text:span text:style-name="T2">X</text:span></text:p>
              </table:table-cell>
              <table:table-cell table:style-name="ce38"/>
            </table:table-row>
            <table:table-row table:style-name="ro3" table:default-cell-style-name="ce36">
              <table:table-cell table:style-name="ce84">
                <text:p text:style-name="P1"><text:span text:style-name="T1">Surdo 2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85">
                <text:p text:style-name="P2"><text:span text:style-name="T2">X</text:span></text:p>
              </table:table-cell>
              <table:table-cell/>
              <table:table-cell table:style-name="ce86">
                <text:p text:style-name="P2"><text:span text:style-name="T2">X</text:span></text:p>
              </table:table-cell>
              <table:table-cell table:style-name="ce87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 table:style-name="ce88">
                <text:p text:style-name="P2"><text:span text:style-name="T2">X</text:span></text:p>
              </table:table-cell>
              <table:table-cell/>
              <table:table-cell table:style-name="ce89">
                <text:p text:style-name="P2"><text:span text:style-name="T2">X</text:span></text:p>
              </table:table-cell>
              <table:table-cell table:style-name="ce90">
                <text:p text:style-name="P2"><text:span text:style-name="T2">X</text:span></text:p>
              </table:table-cell>
              <table:table-cell table:style-name="ce91">
                <text:p text:style-name="P2"><text:span text:style-name="T2">X</text:span></text:p>
              </table:table-cell>
              <table:table-cell table:style-name="ce92">
                <text:p text:style-name="P2"><text:span text:style-name="T2">X</text:span></text:p>
              </table:table-cell>
              <table:table-cell table:style-name="ce38"/>
            </table:table-row>
            <table:table-row table:style-name="ro3" table:default-cell-style-name="ce42">
              <table:table-cell table:style-name="ce93">
                <text:p text:style-name="P1"><text:span text:style-name="T1">Grosse Caiss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3" table:default-cell-style-name="ce36">
              <table:table-cell table:style-name="ce94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95">
                <text:p text:style-name="P1"><text:span text:style-name="T1">Chocalo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4" table:default-cell-style-name="ce101">
              <table:table-cell table:style-name="ce96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1.svm" xlink:type="simple" xlink:show="embed" xlink:actuate="onLoad"/>
        </draw:frame>
        <draw:custom-shape draw:name="Appel" draw:style-name="gr1" draw:text-style-name="P4" draw:layer="layout" svg:width="5.411cm" svg:height="2.399cm" svg:x="1.86cm" svg:y="3.04cm">
          <text:p text:style-name="P3"><text:span text:style-name="T3">Appel</text:span></text:p>
          <draw:enhanced-geometry svg:viewBox="0 0 21600 21600" draw:type="rectangle" draw:enhanced-path="M 0 0 L 21600 0 21600 21600 0 21600 0 0 Z N"/>
        </draw:custom-shape>
        <draw:custom-shape draw:name="Titre : Bonobo" draw:style-name="gr2" draw:text-style-name="P4" draw:layer="layout" svg:width="17.181cm" svg:height="2.399cm" svg:x="55.388cm" svg:y="3.04cm">
          <text:p text:style-name="P3"><text:span text:style-name="T3">Titre : Bonobo</text:span></text:p>
          <draw:enhanced-geometry svg:viewBox="0 0 21600 21600" draw:type="rectangle" draw:enhanced-path="M 0 0 L 21600 0 21600 21600 0 21600 0 0 Z N"/>
        </draw:custom-shape>
        <draw:custom-shape draw:name="Tempo : 90" draw:style-name="gr1" draw:text-style-name="P4" draw:layer="layout" svg:width="6.185cm" svg:height="1.552cm" svg:x="60.886cm" svg:y="5.899cm">
          <text:p text:style-name="P3"><text:span text:style-name="T4">Tempo : 90</text:span></text:p>
          <draw:enhanced-geometry svg:viewBox="0 0 21600 21600" draw:type="rectangle" draw:enhanced-path="M 0 0 L 21600 0 21600 21600 0 21600 0 0 Z N"/>
        </draw:custom-shape>
        <draw:custom-shape draw:name="La Furia della Saulx" draw:style-name="gr1" draw:text-style-name="P4" draw:layer="layout" svg:width="17.501cm" svg:height="2.399cm" svg:x="25.613cm" svg:y="1.879cm">
          <text:p text:style-name="P3"><text:span text:style-name="T3">La Furia della Saulx </text:span></text:p>
          <draw:enhanced-geometry svg:viewBox="0 0 21600 21600" draw:type="rectangle" draw:enhanced-path="M 0 0 L 21600 0 21600 21600 0 21600 0 0 Z N"/>
        </draw:custom-shape>
        <draw:custom-shape draw:name="Premier Surdo - Deuxième Tamborim - Troisième Agogo" draw:style-name="gr1" draw:text-style-name="P4" draw:layer="layout" svg:width="29.591cm" svg:height="1.552cm" svg:x="8.734cm" svg:y="9.256cm">
          <text:p text:style-name="P3"><text:span text:style-name="T4">Premier Surdo - Deuxième Tamborim - Troisième Agog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Tableau" draw:style-name="standard" draw:layer="layout" svg:width="61.029cm" svg:height="22.929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8">
              <table:table-cell table:style-name="ce104">
                <text:p text:style-name="P1"><text:span text:style-name="T1">INSTRUMENT</text:span></text:p>
              </table:table-cell>
              <table:table-cell table:style-name="ce105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106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107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108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109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110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111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112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20">
              <table:table-cell table:style-name="ce113">
                <text:p text:style-name="P1"><text:span text:style-name="T1">Appito Repique</text:span></text:p>
              </table:table-cell>
              <table:table-cell table:style-name="ce114">
                <text:p text:style-name="P2"><text:span text:style-name="T2">X</text:span></text:p>
              </table:table-cell>
              <table:table-cell table:style-name="ce115">
                <text:p text:style-name="P2"><text:span text:style-name="T2">X</text:span></text:p>
              </table:table-cell>
              <table:table-cell table:style-name="ce116">
                <text:p text:style-name="P2"><text:span text:style-name="T2">X</text:span></text:p>
              </table:table-cell>
              <table:table-cell table:style-name="ce18"/>
              <table:table-cell table:style-name="ce117">
                <text:p text:style-name="P2"><text:span text:style-name="T2">X</text:span></text:p>
              </table:table-cell>
              <table:table-cell/>
              <table:table-cell table:style-name="ce118">
                <text:p text:style-name="P2"><text:span text:style-name="T2">X</text:span></text:p>
              </table:table-cell>
              <table:table-cell table:style-name="ce119">
                <text:p text:style-name="P2"><text:span text:style-name="T2">X</text:span></text:p>
              </table:table-cell>
              <table:table-cell table:style-name="ce23"/>
              <table:table-cell/>
              <table:table-cell/>
              <table:table-cell table:style-name="ce18"/>
              <table:table-cell table:style-name="ce24"/>
              <table:table-cell table:style-name="ce25"/>
              <table:table-cell table:style-name="ce25"/>
              <table:table-cell table:style-name="ce26"/>
              <table:table-cell table:style-name="ce120">
                <text:p text:style-name="P2"><text:span text:style-name="T2">X</text:span></text:p>
              </table:table-cell>
              <table:table-cell table:style-name="ce121">
                <text:p text:style-name="P2"><text:span text:style-name="T2">X</text:span></text:p>
              </table:table-cell>
              <table:table-cell table:style-name="ce122">
                <text:p text:style-name="P2"><text:span text:style-name="T2">X</text:span></text:p>
              </table:table-cell>
              <table:table-cell table:style-name="ce123">
                <text:p text:style-name="P2"><text:span text:style-name="T2">X</text:span></text:p>
              </table:table-cell>
              <table:table-cell table:style-name="ce124">
                <text:p text:style-name="P2"><text:span text:style-name="T2">X</text:span></text:p>
              </table:table-cell>
              <table:table-cell table:style-name="ce125">
                <text:p text:style-name="P2"><text:span text:style-name="T2">X</text:span></text:p>
              </table:table-cell>
              <table:table-cell table:style-name="ce126">
                <text:p text:style-name="P2"><text:span text:style-name="T2">X</text:span></text:p>
              </table:table-cell>
              <table:table-cell table:style-name="ce127">
                <text:p text:style-name="P2"><text:span text:style-name="T2">X</text:span></text:p>
              </table:table-cell>
              <table:table-cell table:style-name="ce128">
                <text:p text:style-name="P2"><text:span text:style-name="T2">X</text:span></text:p>
              </table:table-cell>
              <table:table-cell table:style-name="ce129">
                <text:p text:style-name="P2"><text:span text:style-name="T2">X</text:span></text:p>
              </table:table-cell>
              <table:table-cell table:style-name="ce130">
                <text:p text:style-name="P2"><text:span text:style-name="T2">X</text:span></text:p>
              </table:table-cell>
              <table:table-cell table:style-name="ce131">
                <text:p text:style-name="P2"><text:span text:style-name="T2">X</text:span></text:p>
              </table:table-cell>
              <table:table-cell table:style-name="ce132">
                <text:p text:style-name="P2"><text:span text:style-name="T2">X</text:span></text:p>
              </table:table-cell>
              <table:table-cell table:style-name="ce133">
                <text:p text:style-name="P2"><text:span text:style-name="T2">X</text:span></text:p>
              </table:table-cell>
              <table:table-cell table:style-name="ce134">
                <text:p text:style-name="P2"><text:span text:style-name="T2">X</text:span></text:p>
              </table:table-cell>
              <table:table-cell table:style-name="ce135">
                <text:p text:style-name="P2"><text:span text:style-name="T2">X</text:span></text:p>
              </table:table-cell>
            </table:table-row>
            <table:table-row table:style-name="ro3" table:default-cell-style-name="ce36">
              <table:table-cell table:style-name="ce136">
                <text:p text:style-name="P1"><text:span text:style-name="T1">Snare 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137">
                <text:p text:style-name="P1"><text:span text:style-name="T1"><text:s/></text:span><text:span text:style-name="T1">Agogo Aigue</text:span></text:p>
              </table:table-cell>
              <table:table-cell table:style-name="ce41"/>
              <table:table-cell/>
              <table:table-cell table:style-name="ce138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139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140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141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3" table:default-cell-style-name="ce42">
              <table:table-cell table:style-name="ce142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143">
                <text:p text:style-name="P2"><text:span text:style-name="T2">X</text:span></text:p>
              </table:table-cell>
              <table:table-cell table:style-name="ce144">
                <text:p text:style-name="P2"><text:span text:style-name="T2">X</text:span></text:p>
              </table:table-cell>
              <table:table-cell table:style-name="ce145">
                <text:p text:style-name="P2"><text:span text:style-name="T2">X</text:span></text:p>
              </table:table-cell>
              <table:table-cell table:style-name="ce146">
                <text:p text:style-name="P2"><text:span text:style-name="T2">X</text:span></text:p>
              </table:table-cell>
              <table:table-cell table:style-name="ce147">
                <text:p text:style-name="P2"><text:span text:style-name="T2">X</text:span></text:p>
              </table:table-cell>
              <table:table-cell table:style-name="ce148">
                <text:p text:style-name="P2"><text:span text:style-name="T2">X</text:span></text:p>
              </table:table-cell>
              <table:table-cell table:style-name="ce149">
                <text:p text:style-name="P2"><text:span text:style-name="T2">X</text:span></text:p>
              </table:table-cell>
              <table:table-cell table:style-name="ce150">
                <text:p text:style-name="P2"><text:span text:style-name="T2">X</text:span></text:p>
              </table:table-cell>
              <table:table-cell table:style-name="ce151">
                <text:p text:style-name="P2"><text:span text:style-name="T2">X</text:span></text:p>
              </table:table-cell>
              <table:table-cell table:style-name="ce152">
                <text:p text:style-name="P2"><text:span text:style-name="T2">X</text:span></text:p>
              </table:table-cell>
              <table:table-cell table:style-name="ce153">
                <text:p text:style-name="P2"><text:span text:style-name="T2">X</text:span></text:p>
              </table:table-cell>
              <table:table-cell table:style-name="ce154">
                <text:p text:style-name="P2"><text:span text:style-name="T2">X</text:span></text:p>
              </table:table-cell>
              <table:table-cell table:style-name="ce155">
                <text:p text:style-name="P2"><text:span text:style-name="T2">X</text:span></text:p>
              </table:table-cell>
              <table:table-cell table:style-name="ce156">
                <text:p text:style-name="P2"><text:span text:style-name="T2">X</text:span></text:p>
              </table:table-cell>
              <table:table-cell table:style-name="ce157">
                <text:p text:style-name="P2"><text:span text:style-name="T2">X</text:span></text:p>
              </table:table-cell>
              <table:table-cell table:style-name="ce158">
                <text:p text:style-name="P2"><text:span text:style-name="T2">X</text:span></text:p>
              </table:table-cell>
            </table:table-row>
            <table:table-row table:style-name="ro3" table:default-cell-style-name="ce36">
              <table:table-cell table:style-name="ce159">
                <text:p text:style-name="P1"><text:span text:style-name="T1"><text:s text:c="2"/></text:span><text:span text:style-name="T1">Rep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160">
                <text:p text:style-name="P1"><text:span text:style-name="T1">Tamb</text:span></text:p>
              </table:table-cell>
              <table:table-cell table:style-name="ce161">
                <text:p text:style-name="P2"><text:span text:style-name="T2">X</text:span></text:p>
              </table:table-cell>
              <table:table-cell/>
              <table:table-cell table:style-name="ce162">
                <text:p text:style-name="P2"><text:span text:style-name="T2">X</text:span></text:p>
              </table:table-cell>
              <table:table-cell table:style-name="ce44"/>
              <table:table-cell table:style-name="ce163">
                <text:p text:style-name="P2"><text:span text:style-name="T2">X</text:span></text:p>
              </table:table-cell>
              <table:table-cell table:style-name="ce164">
                <text:p text:style-name="P2"><text:span text:style-name="T2">X</text:span></text:p>
              </table:table-cell>
              <table:table-cell/>
              <table:table-cell table:style-name="ce165">
                <text:p text:style-name="P2"><text:span text:style-name="T2">X</text:span></text:p>
              </table:table-cell>
              <table:table-cell table:style-name="ce41"/>
              <table:table-cell table:style-name="ce166">
                <text:p text:style-name="P2"><text:span text:style-name="T2">X</text:span></text:p>
              </table:table-cell>
              <table:table-cell/>
              <table:table-cell table:style-name="ce167">
                <text:p text:style-name="P2"><text:span text:style-name="T2">X</text:span></text:p>
              </table:table-cell>
              <table:table-cell table:style-name="ce41"/>
              <table:table-cell table:style-name="ce168">
                <text:p text:style-name="P2"><text:span text:style-name="T2">X</text:span></text:p>
              </table:table-cell>
              <table:table-cell table:style-name="ce169">
                <text:p text:style-name="P2"><text:span text:style-name="T2">X</text:span></text:p>
              </table:table-cell>
              <table:table-cell table:style-name="ce44"/>
              <table:table-cell table:style-name="ce170">
                <text:p text:style-name="P2"><text:span text:style-name="T2">X</text:span></text:p>
              </table:table-cell>
              <table:table-cell table:style-name="ce171">
                <text:p text:style-name="P2"><text:span text:style-name="T2">X</text:span></text:p>
              </table:table-cell>
              <table:table-cell table:style-name="ce172">
                <text:p text:style-name="P2"><text:span text:style-name="T2">X</text:span></text:p>
              </table:table-cell>
              <table:table-cell table:style-name="ce173">
                <text:p text:style-name="P2"><text:span text:style-name="T2">X</text:span></text:p>
              </table:table-cell>
              <table:table-cell table:style-name="ce174">
                <text:p text:style-name="P2"><text:span text:style-name="T2">X</text:span></text:p>
              </table:table-cell>
              <table:table-cell table:style-name="ce175">
                <text:p text:style-name="P2"><text:span text:style-name="T2">X</text:span></text:p>
              </table:table-cell>
              <table:table-cell table:style-name="ce176">
                <text:p text:style-name="P2"><text:span text:style-name="T2">X</text:span></text:p>
              </table:table-cell>
              <table:table-cell table:style-name="ce177">
                <text:p text:style-name="P2"><text:span text:style-name="T2">X</text:span></text:p>
              </table:table-cell>
              <table:table-cell table:style-name="ce178">
                <text:p text:style-name="P2"><text:span text:style-name="T2">X</text:span></text:p>
              </table:table-cell>
              <table:table-cell table:style-name="ce179">
                <text:p text:style-name="P2"><text:span text:style-name="T2">X</text:span></text:p>
              </table:table-cell>
              <table:table-cell table:style-name="ce180">
                <text:p text:style-name="P2"><text:span text:style-name="T2">X</text:span></text:p>
              </table:table-cell>
              <table:table-cell table:style-name="ce181">
                <text:p text:style-name="P2"><text:span text:style-name="T2">X</text:span></text:p>
              </table:table-cell>
              <table:table-cell table:style-name="ce182">
                <text:p text:style-name="P2"><text:span text:style-name="T2">X</text:span></text:p>
              </table:table-cell>
              <table:table-cell table:style-name="ce183">
                <text:p text:style-name="P2"><text:span text:style-name="T2">X</text:span></text:p>
              </table:table-cell>
              <table:table-cell table:style-name="ce184">
                <text:p text:style-name="P2"><text:span text:style-name="T2">X</text:span></text:p>
              </table:table-cell>
              <table:table-cell table:style-name="ce185">
                <text:p text:style-name="P2"><text:span text:style-name="T2">X</text:span></text:p>
              </table:table-cell>
            </table:table-row>
            <table:table-row table:style-name="ro3" table:default-cell-style-name="ce36">
              <table:table-cell table:style-name="ce186">
                <text:p text:style-name="P1"><text:span text:style-name="T1"><text:s/></text:span><text:span text:style-name="T1">Surdo 1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187">
                <text:p text:style-name="P2"><text:span text:style-name="T2">X</text:span></text:p>
              </table:table-cell>
              <table:table-cell/>
              <table:table-cell table:style-name="ce188">
                <text:p text:style-name="P2"><text:span text:style-name="T2">X</text:span></text:p>
              </table:table-cell>
              <table:table-cell table:style-name="ce189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190">
                <text:p text:style-name="P2"><text:span text:style-name="T2">X</text:span></text:p>
              </table:table-cell>
              <table:table-cell table:style-name="ce191">
                <text:p text:style-name="P2"><text:span text:style-name="T2">X</text:span></text:p>
              </table:table-cell>
              <table:table-cell table:style-name="ce192">
                <text:p text:style-name="P2"><text:span text:style-name="T2">X</text:span></text:p>
              </table:table-cell>
              <table:table-cell table:style-name="ce193">
                <text:p text:style-name="P2"><text:span text:style-name="T2">X</text:span></text:p>
              </table:table-cell>
              <table:table-cell table:style-name="ce194">
                <text:p text:style-name="P2"><text:span text:style-name="T2">X</text:span></text:p>
              </table:table-cell>
              <table:table-cell table:style-name="ce195">
                <text:p text:style-name="P2"><text:span text:style-name="T2">X</text:span></text:p>
              </table:table-cell>
              <table:table-cell table:style-name="ce196">
                <text:p text:style-name="P2"><text:span text:style-name="T2">X</text:span></text:p>
              </table:table-cell>
              <table:table-cell table:style-name="ce197">
                <text:p text:style-name="P2"><text:span text:style-name="T2">X</text:span></text:p>
              </table:table-cell>
              <table:table-cell table:style-name="ce198">
                <text:p text:style-name="P2"><text:span text:style-name="T2">X</text:span></text:p>
              </table:table-cell>
              <table:table-cell table:style-name="ce199">
                <text:p text:style-name="P2"><text:span text:style-name="T2">X</text:span></text:p>
              </table:table-cell>
              <table:table-cell table:style-name="ce200">
                <text:p text:style-name="P2"><text:span text:style-name="T2">X</text:span></text:p>
              </table:table-cell>
              <table:table-cell table:style-name="ce201">
                <text:p text:style-name="P2"><text:span text:style-name="T2">X</text:span></text:p>
              </table:table-cell>
              <table:table-cell table:style-name="ce202">
                <text:p text:style-name="P2"><text:span text:style-name="T2">X</text:span></text:p>
              </table:table-cell>
              <table:table-cell table:style-name="ce203">
                <text:p text:style-name="P2"><text:span text:style-name="T2">X</text:span></text:p>
              </table:table-cell>
              <table:table-cell table:style-name="ce204">
                <text:p text:style-name="P2"><text:span text:style-name="T2">X</text:span></text:p>
              </table:table-cell>
              <table:table-cell table:style-name="ce205">
                <text:p text:style-name="P2"><text:span text:style-name="T2">X</text:span></text:p>
              </table:table-cell>
            </table:table-row>
            <table:table-row table:style-name="ro3" table:default-cell-style-name="ce36">
              <table:table-cell table:style-name="ce206">
                <text:p text:style-name="P1"><text:span text:style-name="T1">Surdo 2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207">
                <text:p text:style-name="P2"><text:span text:style-name="T2">X</text:span></text:p>
              </table:table-cell>
              <table:table-cell/>
              <table:table-cell table:style-name="ce208">
                <text:p text:style-name="P2"><text:span text:style-name="T2">X</text:span></text:p>
              </table:table-cell>
              <table:table-cell table:style-name="ce209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210">
                <text:p text:style-name="P2"><text:span text:style-name="T2">X</text:span></text:p>
              </table:table-cell>
              <table:table-cell table:style-name="ce211">
                <text:p text:style-name="P2"><text:span text:style-name="T2">X</text:span></text:p>
              </table:table-cell>
              <table:table-cell table:style-name="ce212">
                <text:p text:style-name="P2"><text:span text:style-name="T2">X</text:span></text:p>
              </table:table-cell>
              <table:table-cell table:style-name="ce213">
                <text:p text:style-name="P2"><text:span text:style-name="T2">X</text:span></text:p>
              </table:table-cell>
              <table:table-cell table:style-name="ce214">
                <text:p text:style-name="P2"><text:span text:style-name="T2">X</text:span></text:p>
              </table:table-cell>
              <table:table-cell table:style-name="ce215">
                <text:p text:style-name="P2"><text:span text:style-name="T2">X</text:span></text:p>
              </table:table-cell>
              <table:table-cell table:style-name="ce216">
                <text:p text:style-name="P2"><text:span text:style-name="T2">X</text:span></text:p>
              </table:table-cell>
              <table:table-cell table:style-name="ce217">
                <text:p text:style-name="P2"><text:span text:style-name="T2">X</text:span></text:p>
              </table:table-cell>
              <table:table-cell table:style-name="ce218">
                <text:p text:style-name="P2"><text:span text:style-name="T2">X</text:span></text:p>
              </table:table-cell>
              <table:table-cell table:style-name="ce219">
                <text:p text:style-name="P2"><text:span text:style-name="T2">X</text:span></text:p>
              </table:table-cell>
              <table:table-cell table:style-name="ce220">
                <text:p text:style-name="P2"><text:span text:style-name="T2">X</text:span></text:p>
              </table:table-cell>
              <table:table-cell table:style-name="ce221">
                <text:p text:style-name="P2"><text:span text:style-name="T2">X</text:span></text:p>
              </table:table-cell>
              <table:table-cell table:style-name="ce222">
                <text:p text:style-name="P2"><text:span text:style-name="T2">X</text:span></text:p>
              </table:table-cell>
              <table:table-cell table:style-name="ce223">
                <text:p text:style-name="P2"><text:span text:style-name="T2">X</text:span></text:p>
              </table:table-cell>
              <table:table-cell table:style-name="ce224">
                <text:p text:style-name="P2"><text:span text:style-name="T2">X</text:span></text:p>
              </table:table-cell>
              <table:table-cell table:style-name="ce225">
                <text:p text:style-name="P2"><text:span text:style-name="T2">X</text:span></text:p>
              </table:table-cell>
            </table:table-row>
            <table:table-row table:style-name="ro3" table:default-cell-style-name="ce42">
              <table:table-cell table:style-name="ce226">
                <text:p text:style-name="P1"><text:span text:style-name="T1">Grosse Caiss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3" table:default-cell-style-name="ce36">
              <table:table-cell table:style-name="ce227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228">
                <text:p text:style-name="P1"><text:span text:style-name="T1">Chocalo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4" table:default-cell-style-name="ce101">
              <table:table-cell table:style-name="ce229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2.svm" xlink:type="simple" xlink:show="embed" xlink:actuate="onLoad"/>
        </draw:frame>
        <draw:custom-shape draw:name="Fin de l’appel" draw:style-name="gr1" draw:text-style-name="P4" draw:layer="layout" svg:width="11.926cm" svg:height="2.399cm" svg:x="1.628cm" svg:y="3.04cm">
          <text:p text:style-name="P3"><text:span text:style-name="T3">Fin de l’appel</text:span></text:p>
          <draw:enhanced-geometry svg:viewBox="0 0 21600 21600" draw:type="rectangle" draw:enhanced-path="M 0 0 L 21600 0 21600 21600 0 21600 0 0 Z N"/>
        </draw:custom-shape>
        <draw:custom-shape draw:name="Titre : Bonobo" draw:style-name="gr2" draw:text-style-name="P4" draw:layer="layout" svg:width="17.181cm" svg:height="2.399cm" svg:x="55.388cm" svg:y="3.04cm">
          <text:p text:style-name="P3"><text:span text:style-name="T3">Titre : Bonobo</text:span></text:p>
          <draw:enhanced-geometry svg:viewBox="0 0 21600 21600" draw:type="rectangle" draw:enhanced-path="M 0 0 L 21600 0 21600 21600 0 21600 0 0 Z N"/>
        </draw:custom-shape>
        <draw:custom-shape draw:name="Tempo : 90" draw:style-name="gr1" draw:text-style-name="P4" draw:layer="layout" svg:width="6.185cm" svg:height="1.552cm" svg:x="60.886cm" svg:y="5.899cm">
          <text:p text:style-name="P3"><text:span text:style-name="T4">Tempo : 90</text:span></text:p>
          <draw:enhanced-geometry svg:viewBox="0 0 21600 21600" draw:type="rectangle" draw:enhanced-path="M 0 0 L 21600 0 21600 21600 0 21600 0 0 Z N"/>
        </draw:custom-shape>
        <draw:custom-shape draw:name="La Furia della Saulx" draw:style-name="gr1" draw:text-style-name="P4" draw:layer="layout" svg:width="17.501cm" svg:height="2.399cm" svg:x="25.613cm" svg:y="1.879cm">
          <text:p text:style-name="P3"><text:span text:style-name="T3">La Furia della Saulx </text:span></text:p>
          <draw:enhanced-geometry svg:viewBox="0 0 21600 21600" draw:type="rectangle" draw:enhanced-path="M 0 0 L 21600 0 21600 21600 0 21600 0 0 Z N"/>
        </draw:custom-shape>
        <draw:custom-shape draw:name="Crescendo" draw:style-name="gr1" draw:text-style-name="P4" draw:layer="layout" svg:width="5.677cm" svg:height="1.552cm" svg:x="38.693cm" svg:y="7.775cm">
          <text:p text:style-name="P3"><text:span text:style-name="T4">Crescendo</text:span></text:p>
          <draw:enhanced-geometry svg:viewBox="0 0 21600 21600" draw:type="rectangle" draw:enhanced-path="M 0 0 L 21600 0 21600 21600 0 21600 0 0 Z N"/>
        </draw:custom-shape>
        <draw:line draw:name="Ligne" draw:style-name="gr4" draw:text-style-name="P5" draw:layer="layout" svg:x1="39.087cm" svg:y1="9.857cm" svg:x2="64.963cm" svg:y2="8.405cm">
          <text:p/>
        </draw:line>
        <draw:line draw:name="Ligne" draw:style-name="gr4" draw:text-style-name="P5" draw:layer="layout" svg:x1="39.107cm" svg:y1="9.874cm" svg:x2="65.313cm" svg:y2="10.641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Tableau" draw:style-name="standard" draw:layer="layout" svg:width="61.029cm" svg:height="22.929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8">
              <table:table-cell table:style-name="ce230">
                <text:p text:style-name="P1"><text:span text:style-name="T1">INSTRUMENT</text:span></text:p>
              </table:table-cell>
              <table:table-cell table:style-name="ce231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32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33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34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235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236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237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238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4" table:default-cell-style-name="ce25">
              <table:table-cell table:style-name="ce239">
                <text:p text:style-name="P1"><text:span text:style-name="T1">Appito Repique</text:span></text:p>
              </table:table-cell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4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</table:table-row>
            <table:table-row table:style-name="ro6">
              <table:table-cell table:style-name="ce240">
                <text:p text:style-name="P1"><text:span text:style-name="T1">Snare </text:span></text:p>
              </table:table-cell>
              <table:table-cell table:style-name="ce241">
                <text:p text:style-name="P2"><text:span text:style-name="T1">X</text:span></text:p>
              </table:table-cell>
              <table:table-cell table:style-name="ce242">
                <text:p text:style-name="P2"><text:span text:style-name="T2">X</text:span></text:p>
              </table:table-cell>
              <table:table-cell table:style-name="ce243">
                <text:p text:style-name="P2"><text:span text:style-name="T2">X</text:span></text:p>
              </table:table-cell>
              <table:table-cell table:style-name="ce244">
                <text:p text:style-name="P2"><text:span text:style-name="T2">X</text:span></text:p>
              </table:table-cell>
              <table:table-cell table:style-name="ce245">
                <text:p text:style-name="P2"><text:span text:style-name="T1">X</text:span></text:p>
              </table:table-cell>
              <table:table-cell table:style-name="ce246">
                <text:p text:style-name="P2"><text:span text:style-name="T2">X</text:span></text:p>
              </table:table-cell>
              <table:table-cell table:style-name="ce247">
                <text:p text:style-name="P2"><text:span text:style-name="T2">X</text:span></text:p>
              </table:table-cell>
              <table:table-cell table:style-name="ce248">
                <text:p text:style-name="P2"><text:span text:style-name="T1">X</text:span></text:p>
              </table:table-cell>
              <table:table-cell table:style-name="ce249">
                <text:p text:style-name="P2"><text:span text:style-name="T2">X</text:span></text:p>
              </table:table-cell>
              <table:table-cell table:style-name="ce250">
                <text:p text:style-name="P2"><text:span text:style-name="T1">X</text:span></text:p>
              </table:table-cell>
              <table:table-cell table:style-name="ce251">
                <text:p text:style-name="P2"><text:span text:style-name="T2">X</text:span></text:p>
              </table:table-cell>
              <table:table-cell table:style-name="ce252">
                <text:p text:style-name="P2"><text:span text:style-name="T1">X</text:span></text:p>
              </table:table-cell>
              <table:table-cell table:style-name="ce253">
                <text:p text:style-name="P2"><text:span text:style-name="T1">X</text:span></text:p>
              </table:table-cell>
              <table:table-cell table:style-name="ce254">
                <text:p text:style-name="P2"><text:span text:style-name="T2">X</text:span></text:p>
              </table:table-cell>
              <table:table-cell table:style-name="ce255">
                <text:p text:style-name="P2"><text:span text:style-name="T2">X</text:span></text:p>
              </table:table-cell>
              <table:table-cell table:style-name="ce256">
                <text:p text:style-name="P2"><text:span text:style-name="T2">X</text:span></text:p>
              </table:table-cell>
              <table:table-cell table:style-name="ce257">
                <text:p text:style-name="P2"><text:span text:style-name="T1">X</text:span></text:p>
              </table:table-cell>
              <table:table-cell table:style-name="ce258">
                <text:p text:style-name="P2"><text:span text:style-name="T2">X</text:span></text:p>
              </table:table-cell>
              <table:table-cell table:style-name="ce259">
                <text:p text:style-name="P2"><text:span text:style-name="T2">X</text:span></text:p>
              </table:table-cell>
              <table:table-cell table:style-name="ce260">
                <text:p text:style-name="P2"><text:span text:style-name="T2">X</text:span></text:p>
              </table:table-cell>
              <table:table-cell table:style-name="ce261">
                <text:p text:style-name="P2"><text:span text:style-name="T1">X</text:span></text:p>
              </table:table-cell>
              <table:table-cell table:style-name="ce262">
                <text:p text:style-name="P2"><text:span text:style-name="T2">X</text:span></text:p>
              </table:table-cell>
              <table:table-cell table:style-name="ce263">
                <text:p text:style-name="P2"><text:span text:style-name="T2">X</text:span></text:p>
              </table:table-cell>
              <table:table-cell table:style-name="ce264">
                <text:p text:style-name="P2"><text:span text:style-name="T1">X</text:span></text:p>
              </table:table-cell>
              <table:table-cell table:style-name="ce265">
                <text:p text:style-name="P2"><text:span text:style-name="T2">X</text:span></text:p>
              </table:table-cell>
              <table:table-cell table:style-name="ce266">
                <text:p text:style-name="P2"><text:span text:style-name="T1">X</text:span></text:p>
              </table:table-cell>
              <table:table-cell table:style-name="ce267">
                <text:p text:style-name="P2"><text:span text:style-name="T2">X</text:span></text:p>
              </table:table-cell>
              <table:table-cell table:style-name="ce268">
                <text:p text:style-name="P2"><text:span text:style-name="T1">X</text:span></text:p>
              </table:table-cell>
              <table:table-cell table:style-name="ce269">
                <text:p text:style-name="P2"><text:span text:style-name="T1">X</text:span></text:p>
              </table:table-cell>
              <table:table-cell table:style-name="ce270">
                <text:p text:style-name="P2"><text:span text:style-name="T2">X</text:span></text:p>
              </table:table-cell>
              <table:table-cell table:style-name="ce271">
                <text:p text:style-name="P2"><text:span text:style-name="T2">X</text:span></text:p>
              </table:table-cell>
              <table:table-cell table:style-name="ce272">
                <text:p text:style-name="P2"><text:span text:style-name="T2">X</text:span></text:p>
              </table:table-cell>
            </table:table-row>
            <table:table-row table:style-name="ro7" table:default-cell-style-name="ce42">
              <table:table-cell table:style-name="ce273">
                <text:p text:style-name="P1"><text:span text:style-name="T1"><text:s/></text:span><text:span text:style-name="T1">Agogo Aigue</text:span></text:p>
              </table:table-cell>
              <table:table-cell table:style-name="ce274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275">
                <text:p text:style-name="P2"><text:span text:style-name="T2">X</text:span></text:p>
              </table:table-cell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 table:style-name="ce276">
                <text:p text:style-name="P2"><text:span text:style-name="T2">X</text:span></text:p>
              </table:table-cell>
              <table:table-cell table:style-name="ce48"/>
            </table:table-row>
            <table:table-row table:style-name="ro7" table:default-cell-style-name="ce42">
              <table:table-cell table:style-name="ce277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278">
                <text:p text:style-name="P1"><text:span text:style-name="T1"><text:s text:c="2"/></text:span><text:span text:style-name="T1">Rep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</table:table-row>
            <table:table-row table:style-name="ro7" table:default-cell-style-name="ce42">
              <table:table-cell table:style-name="ce279">
                <text:p text:style-name="P1"><text:span text:style-name="T1">Tamb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280">
                <text:p text:style-name="P1"><text:span text:style-name="T1"><text:s/></text:span><text:span text:style-name="T1">Surdo 1</text:span></text:p>
              </table:table-cell>
              <table:table-cell table:style-name="ce281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282">
                <text:p text:style-name="P2"><text:span text:style-name="T2">X</text:span></text:p>
              </table:table-cell>
              <table:table-cell/>
              <table:table-cell/>
              <table:table-cell table:style-name="ce283">
                <text:p text:style-name="P2"><text:span text:style-name="T2">X</text:span></text:p>
              </table:table-cell>
              <table:table-cell table:style-name="ce35"/>
              <table:table-cell table:style-name="ce284">
                <text:p text:style-name="P2"><text:span text:style-name="T2">X</text:span></text:p>
              </table:table-cell>
              <table:table-cell/>
              <table:table-cell table:style-name="ce285">
                <text:p text:style-name="P2"><text:span text:style-name="T2">X</text:span></text:p>
              </table:table-cell>
              <table:table-cell table:style-name="ce286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287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288">
                <text:p text:style-name="P2"><text:span text:style-name="T2">X</text:span></text:p>
              </table:table-cell>
              <table:table-cell/>
              <table:table-cell/>
              <table:table-cell table:style-name="ce289">
                <text:p text:style-name="P2"><text:span text:style-name="T2">X</text:span></text:p>
              </table:table-cell>
              <table:table-cell table:style-name="ce35"/>
              <table:table-cell table:style-name="ce290">
                <text:p text:style-name="P2"><text:span text:style-name="T2">X</text:span></text:p>
              </table:table-cell>
              <table:table-cell/>
              <table:table-cell table:style-name="ce291">
                <text:p text:style-name="P2"><text:span text:style-name="T2">X</text:span></text:p>
              </table:table-cell>
              <table:table-cell table:style-name="ce292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7" table:default-cell-style-name="ce36">
              <table:table-cell table:style-name="ce293">
                <text:p text:style-name="P1"><text:span text:style-name="T1">Surdo 2</text:span></text:p>
              </table:table-cell>
              <table:table-cell table:style-name="ce294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295">
                <text:p text:style-name="P2"><text:span text:style-name="T2">X</text:span></text:p>
              </table:table-cell>
              <table:table-cell/>
              <table:table-cell/>
              <table:table-cell table:style-name="ce296">
                <text:p text:style-name="P2"><text:span text:style-name="T2">X</text:span></text:p>
              </table:table-cell>
              <table:table-cell table:style-name="ce35"/>
              <table:table-cell table:style-name="ce297">
                <text:p text:style-name="P2"><text:span text:style-name="T2">X</text:span></text:p>
              </table:table-cell>
              <table:table-cell/>
              <table:table-cell table:style-name="ce298">
                <text:p text:style-name="P2"><text:span text:style-name="T2">X</text:span></text:p>
              </table:table-cell>
              <table:table-cell table:style-name="ce299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00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01">
                <text:p text:style-name="P2"><text:span text:style-name="T2">X</text:span></text:p>
              </table:table-cell>
              <table:table-cell/>
              <table:table-cell/>
              <table:table-cell table:style-name="ce302">
                <text:p text:style-name="P2"><text:span text:style-name="T2">X</text:span></text:p>
              </table:table-cell>
              <table:table-cell table:style-name="ce35"/>
              <table:table-cell table:style-name="ce303">
                <text:p text:style-name="P2"><text:span text:style-name="T2">X</text:span></text:p>
              </table:table-cell>
              <table:table-cell/>
              <table:table-cell table:style-name="ce304">
                <text:p text:style-name="P2"><text:span text:style-name="T2">X</text:span></text:p>
              </table:table-cell>
              <table:table-cell table:style-name="ce305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7" table:default-cell-style-name="ce42">
              <table:table-cell table:style-name="ce306">
                <text:p text:style-name="P1"><text:span text:style-name="T1">Grosse Caiss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307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7" table:default-cell-style-name="ce42">
              <table:table-cell table:style-name="ce308">
                <text:p text:style-name="P1"><text:span text:style-name="T1">Chocalo</text:span></text:p>
              </table:table-cell>
              <table:table-cell table:style-name="ce41"/>
              <table:table-cell/>
              <table:table-cell table:style-name="ce309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310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311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312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313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314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315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316">
                <text:p text:style-name="P2"><text:span text:style-name="T2">X</text:span></text:p>
              </table:table-cell>
              <table:table-cell table:style-name="ce48"/>
            </table:table-row>
            <table:table-row table:style-name="ro8" table:default-cell-style-name="ce101">
              <table:table-cell table:style-name="ce317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3.svm" xlink:type="simple" xlink:show="embed" xlink:actuate="onLoad"/>
        </draw:frame>
        <draw:custom-shape draw:name="Rythme 1" draw:style-name="gr1" draw:text-style-name="P4" draw:layer="layout" svg:width="8.336cm" svg:height="2.399cm" svg:x="1.898cm" svg:y="3.04cm">
          <text:p text:style-name="P3"><text:span text:style-name="T3">Rythme 1</text:span></text:p>
          <draw:enhanced-geometry svg:viewBox="0 0 21600 21600" draw:type="rectangle" draw:enhanced-path="M 0 0 L 21600 0 21600 21600 0 21600 0 0 Z N"/>
        </draw:custom-shape>
        <draw:custom-shape draw:name="Titre : Bonobo" draw:style-name="gr2" draw:text-style-name="P4" draw:layer="layout" svg:width="17.181cm" svg:height="2.399cm" svg:x="55.388cm" svg:y="3.04cm">
          <text:p text:style-name="P3"><text:span text:style-name="T3">Titre : Bonobo</text:span></text:p>
          <draw:enhanced-geometry svg:viewBox="0 0 21600 21600" draw:type="rectangle" draw:enhanced-path="M 0 0 L 21600 0 21600 21600 0 21600 0 0 Z N"/>
        </draw:custom-shape>
        <draw:custom-shape draw:name="Tempo : 90" draw:style-name="gr1" draw:text-style-name="P4" draw:layer="layout" svg:width="6.185cm" svg:height="1.552cm" svg:x="60.886cm" svg:y="5.899cm">
          <text:p text:style-name="P3"><text:span text:style-name="T4">Tempo : 90</text:span></text:p>
          <draw:enhanced-geometry svg:viewBox="0 0 21600 21600" draw:type="rectangle" draw:enhanced-path="M 0 0 L 21600 0 21600 21600 0 21600 0 0 Z N"/>
        </draw:custom-shape>
        <draw:custom-shape draw:name="La Furia della Saulx" draw:style-name="gr1" draw:text-style-name="P4" draw:layer="layout" svg:width="17.501cm" svg:height="2.399cm" svg:x="25.613cm" svg:y="1.879cm">
          <text:p text:style-name="P3"><text:span text:style-name="T3">La Furia della Saulx </text:span></text:p>
          <draw:enhanced-geometry svg:viewBox="0 0 21600 21600" draw:type="rectangle" draw:enhanced-path="M 0 0 L 21600 0 21600 21600 0 21600 0 0 Z N"/>
        </draw:custom-shape>
        <draw:custom-shape draw:name="Premier Surdo - Deuxième Tamborim - Troisième Agogo" draw:style-name="gr1" draw:text-style-name="P4" draw:layer="layout" svg:width="29.591cm" svg:height="1.552cm" svg:x="8.734cm" svg:y="9.256cm">
          <text:p text:style-name="P3"><text:span text:style-name="T4">Premier Surdo - Deuxième Tamborim - Troisième Agog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name="Tableau" draw:style-name="standard" draw:layer="layout" svg:width="61.029cm" svg:height="22.929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8">
              <table:table-cell table:style-name="ce318">
                <text:p text:style-name="P1"><text:span text:style-name="T1">INSTRUMENT</text:span></text:p>
              </table:table-cell>
              <table:table-cell table:style-name="ce319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320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321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322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323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324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325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326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4" table:default-cell-style-name="ce25">
              <table:table-cell table:style-name="ce327">
                <text:p text:style-name="P1"><text:span text:style-name="T1">Appito Repique</text:span></text:p>
              </table:table-cell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4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</table:table-row>
            <table:table-row table:style-name="ro6">
              <table:table-cell table:style-name="ce328">
                <text:p text:style-name="P1"><text:span text:style-name="T1">Snare </text:span></text:p>
              </table:table-cell>
              <table:table-cell table:style-name="ce329">
                <text:p text:style-name="P2"><text:span text:style-name="T1">X</text:span></text:p>
              </table:table-cell>
              <table:table-cell table:style-name="ce330">
                <text:p text:style-name="P2"><text:span text:style-name="T2">X</text:span></text:p>
              </table:table-cell>
              <table:table-cell table:style-name="ce331">
                <text:p text:style-name="P2"><text:span text:style-name="T2">X</text:span></text:p>
              </table:table-cell>
              <table:table-cell table:style-name="ce332">
                <text:p text:style-name="P2"><text:span text:style-name="T2">X</text:span></text:p>
              </table:table-cell>
              <table:table-cell table:style-name="ce333">
                <text:p text:style-name="P2"><text:span text:style-name="T1">X</text:span></text:p>
              </table:table-cell>
              <table:table-cell table:style-name="ce334">
                <text:p text:style-name="P2"><text:span text:style-name="T2">X</text:span></text:p>
              </table:table-cell>
              <table:table-cell table:style-name="ce335">
                <text:p text:style-name="P2"><text:span text:style-name="T2">X</text:span></text:p>
              </table:table-cell>
              <table:table-cell table:style-name="ce336">
                <text:p text:style-name="P2"><text:span text:style-name="T1">X</text:span></text:p>
              </table:table-cell>
              <table:table-cell table:style-name="ce337">
                <text:p text:style-name="P2"><text:span text:style-name="T2">X</text:span></text:p>
              </table:table-cell>
              <table:table-cell table:style-name="ce338">
                <text:p text:style-name="P2"><text:span text:style-name="T1">X</text:span></text:p>
              </table:table-cell>
              <table:table-cell table:style-name="ce339">
                <text:p text:style-name="P2"><text:span text:style-name="T2">X</text:span></text:p>
              </table:table-cell>
              <table:table-cell table:style-name="ce340">
                <text:p text:style-name="P2"><text:span text:style-name="T1">X</text:span></text:p>
              </table:table-cell>
              <table:table-cell table:style-name="ce341">
                <text:p text:style-name="P2"><text:span text:style-name="T1">X</text:span></text:p>
              </table:table-cell>
              <table:table-cell table:style-name="ce342">
                <text:p text:style-name="P2"><text:span text:style-name="T2">X</text:span></text:p>
              </table:table-cell>
              <table:table-cell table:style-name="ce343">
                <text:p text:style-name="P2"><text:span text:style-name="T2">X</text:span></text:p>
              </table:table-cell>
              <table:table-cell table:style-name="ce344">
                <text:p text:style-name="P2"><text:span text:style-name="T2">X</text:span></text:p>
              </table:table-cell>
              <table:table-cell table:style-name="ce345">
                <text:p text:style-name="P2"><text:span text:style-name="T1">X</text:span></text:p>
              </table:table-cell>
              <table:table-cell table:style-name="ce346">
                <text:p text:style-name="P2"><text:span text:style-name="T2">X</text:span></text:p>
              </table:table-cell>
              <table:table-cell table:style-name="ce347">
                <text:p text:style-name="P2"><text:span text:style-name="T2">X</text:span></text:p>
              </table:table-cell>
              <table:table-cell table:style-name="ce348">
                <text:p text:style-name="P2"><text:span text:style-name="T2">X</text:span></text:p>
              </table:table-cell>
              <table:table-cell table:style-name="ce349">
                <text:p text:style-name="P2"><text:span text:style-name="T1">X</text:span></text:p>
              </table:table-cell>
              <table:table-cell table:style-name="ce350">
                <text:p text:style-name="P2"><text:span text:style-name="T2">X</text:span></text:p>
              </table:table-cell>
              <table:table-cell table:style-name="ce351">
                <text:p text:style-name="P2"><text:span text:style-name="T2">X</text:span></text:p>
              </table:table-cell>
              <table:table-cell table:style-name="ce352">
                <text:p text:style-name="P2"><text:span text:style-name="T1">X</text:span></text:p>
              </table:table-cell>
              <table:table-cell table:style-name="ce353">
                <text:p text:style-name="P2"><text:span text:style-name="T2">X</text:span></text:p>
              </table:table-cell>
              <table:table-cell table:style-name="ce354">
                <text:p text:style-name="P2"><text:span text:style-name="T1">X</text:span></text:p>
              </table:table-cell>
              <table:table-cell table:style-name="ce355">
                <text:p text:style-name="P2"><text:span text:style-name="T2">X</text:span></text:p>
              </table:table-cell>
              <table:table-cell table:style-name="ce356">
                <text:p text:style-name="P2"><text:span text:style-name="T1">X</text:span></text:p>
              </table:table-cell>
              <table:table-cell table:style-name="ce357">
                <text:p text:style-name="P2"><text:span text:style-name="T1">X</text:span></text:p>
              </table:table-cell>
              <table:table-cell table:style-name="ce358">
                <text:p text:style-name="P2"><text:span text:style-name="T2">X</text:span></text:p>
              </table:table-cell>
              <table:table-cell table:style-name="ce359">
                <text:p text:style-name="P2"><text:span text:style-name="T2">X</text:span></text:p>
              </table:table-cell>
              <table:table-cell table:style-name="ce360">
                <text:p text:style-name="P2"><text:span text:style-name="T2">X</text:span></text:p>
              </table:table-cell>
            </table:table-row>
            <table:table-row table:style-name="ro7" table:default-cell-style-name="ce42">
              <table:table-cell table:style-name="ce361">
                <text:p text:style-name="P1"><text:span text:style-name="T1"><text:s/></text:span><text:span text:style-name="T1">Agogo Aigue</text:span></text:p>
              </table:table-cell>
              <table:table-cell table:style-name="ce362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 table:style-name="ce363">
                <text:p text:style-name="P2"><text:span text:style-name="T2">X</text:span></text:p>
              </table:table-cell>
              <table:table-cell/>
              <table:table-cell table:style-name="ce364">
                <text:p text:style-name="P2"><text:span text:style-name="T2">X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 table:style-name="ce365">
                <text:p text:style-name="P2"><text:span text:style-name="T2">X</text:span></text:p>
              </table:table-cell>
              <table:table-cell table:style-name="ce366">
                <text:p text:style-name="P2"><text:span text:style-name="T2">X</text:span></text:p>
              </table:table-cell>
              <table:table-cell table:style-name="ce367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 table:style-name="ce368">
                <text:p text:style-name="P2"><text:span text:style-name="T2">X</text:span></text:p>
              </table:table-cell>
              <table:table-cell/>
              <table:table-cell table:style-name="ce369">
                <text:p text:style-name="P2"><text:span text:style-name="T2">X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 table:style-name="ce370">
                <text:p text:style-name="P2"><text:span text:style-name="T2">X</text:span></text:p>
              </table:table-cell>
              <table:table-cell table:style-name="ce371">
                <text:p text:style-name="P2"><text:span text:style-name="T2">X</text:span></text:p>
              </table:table-cell>
            </table:table-row>
            <table:table-row table:style-name="ro7" table:default-cell-style-name="ce42">
              <table:table-cell table:style-name="ce372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 table:style-name="ce373">
                <text:p text:style-name="P2"><text:span text:style-name="T2">X</text:span></text:p>
              </table:table-cell>
              <table:table-cell table:style-name="ce374">
                <text:p text:style-name="P2"><text:span text:style-name="T2">X</text:span></text:p>
              </table:table-cell>
              <table:table-cell table:style-name="ce375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 table:style-name="ce376">
                <text:p text:style-name="P2"><text:span text:style-name="T2">X</text:span></text:p>
              </table:table-cell>
              <table:table-cell/>
              <table:table-cell table:style-name="ce377">
                <text:p text:style-name="P2"><text:span text:style-name="T2">X</text:span></text:p>
              </table:table-cell>
              <table:table-cell table:style-name="ce378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 table:style-name="ce379">
                <text:p text:style-name="P2"><text:span text:style-name="T2">X</text:span></text:p>
              </table:table-cell>
              <table:table-cell table:style-name="ce380">
                <text:p text:style-name="P2"><text:span text:style-name="T2">X</text:span></text:p>
              </table:table-cell>
              <table:table-cell table:style-name="ce381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 table:style-name="ce382">
                <text:p text:style-name="P2"><text:span text:style-name="T2">X</text:span></text:p>
              </table:table-cell>
              <table:table-cell/>
              <table:table-cell table:style-name="ce383">
                <text:p text:style-name="P2"><text:span text:style-name="T2">X</text:span></text:p>
              </table:table-cell>
              <table:table-cell table:style-name="ce384">
                <text:p text:style-name="P2"><text:span text:style-name="T2">X</text:span></text:p>
              </table:table-cell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385">
                <text:p text:style-name="P1"><text:span text:style-name="T1"><text:s text:c="2"/></text:span><text:span text:style-name="T1">Rep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386">
                <text:p text:style-name="P2"><text:span text:style-name="T2">X</text:span></text:p>
              </table:table-cell>
              <table:table-cell table:style-name="ce387">
                <text:p text:style-name="P2"><text:span text:style-name="T2">X</text:span></text:p>
              </table:table-cell>
              <table:table-cell table:style-name="ce388">
                <text:p text:style-name="P2"><text:span text:style-name="T2">X</text:span></text:p>
              </table:table-cell>
              <table:table-cell table:style-name="ce389">
                <text:p text:style-name="P2"><text:span text:style-name="T1">X</text:span></text:p>
              </table:table-cell>
              <table:table-cell/>
              <table:table-cell/>
              <table:table-cell table:style-name="ce37"/>
              <table:table-cell table:style-name="ce390">
                <text:p text:style-name="P2"><text:span text:style-name="T2">X</text:span></text:p>
              </table:table-cell>
              <table:table-cell table:style-name="ce391">
                <text:p text:style-name="P2"><text:span text:style-name="T2">X</text:span></text:p>
              </table:table-cell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392">
                <text:p text:style-name="P2"><text:span text:style-name="T2">X</text:span></text:p>
              </table:table-cell>
              <table:table-cell table:style-name="ce393">
                <text:p text:style-name="P2"><text:span text:style-name="T2">X</text:span></text:p>
              </table:table-cell>
              <table:table-cell table:style-name="ce38"/>
            </table:table-row>
            <table:table-row table:style-name="ro7" table:default-cell-style-name="ce42">
              <table:table-cell table:style-name="ce394">
                <text:p text:style-name="P1"><text:span text:style-name="T1">Tamb</text:span></text:p>
              </table:table-cell>
              <table:table-cell table:style-name="ce395">
                <text:p text:style-name="P2"><text:span text:style-name="T2">X</text:span></text:p>
              </table:table-cell>
              <table:table-cell/>
              <table:table-cell table:style-name="ce396">
                <text:p text:style-name="P2"><text:span text:style-name="T2">X</text:span></text:p>
              </table:table-cell>
              <table:table-cell table:style-name="ce44"/>
              <table:table-cell table:style-name="ce397">
                <text:p text:style-name="P2"><text:span text:style-name="T2">X</text:span></text:p>
              </table:table-cell>
              <table:table-cell table:style-name="ce398">
                <text:p text:style-name="P2"><text:span text:style-name="T2">X</text:span></text:p>
              </table:table-cell>
              <table:table-cell/>
              <table:table-cell table:style-name="ce399">
                <text:p text:style-name="P2"><text:span text:style-name="T2">X</text:span></text:p>
              </table:table-cell>
              <table:table-cell table:style-name="ce41"/>
              <table:table-cell table:style-name="ce400">
                <text:p text:style-name="P2"><text:span text:style-name="T2">X</text:span></text:p>
              </table:table-cell>
              <table:table-cell/>
              <table:table-cell table:style-name="ce401">
                <text:p text:style-name="P2"><text:span text:style-name="T2">X</text:span></text:p>
              </table:table-cell>
              <table:table-cell table:style-name="ce41"/>
              <table:table-cell table:style-name="ce402">
                <text:p text:style-name="P2"><text:span text:style-name="T2">X</text:span></text:p>
              </table:table-cell>
              <table:table-cell table:style-name="ce403">
                <text:p text:style-name="P2"><text:span text:style-name="T2">X</text:span></text:p>
              </table:table-cell>
              <table:table-cell table:style-name="ce44"/>
              <table:table-cell table:style-name="ce404">
                <text:p text:style-name="P2"><text:span text:style-name="T2">X</text:span></text:p>
              </table:table-cell>
              <table:table-cell/>
              <table:table-cell table:style-name="ce405">
                <text:p text:style-name="P2"><text:span text:style-name="T2">X</text:span></text:p>
              </table:table-cell>
              <table:table-cell table:style-name="ce44"/>
              <table:table-cell table:style-name="ce406">
                <text:p text:style-name="P2"><text:span text:style-name="T2">X</text:span></text:p>
              </table:table-cell>
              <table:table-cell table:style-name="ce407">
                <text:p text:style-name="P2"><text:span text:style-name="T2">X</text:span></text:p>
              </table:table-cell>
              <table:table-cell/>
              <table:table-cell table:style-name="ce408">
                <text:p text:style-name="P2"><text:span text:style-name="T2">X</text:span></text:p>
              </table:table-cell>
              <table:table-cell table:style-name="ce41"/>
              <table:table-cell table:style-name="ce409">
                <text:p text:style-name="P2"><text:span text:style-name="T2">X</text:span></text:p>
              </table:table-cell>
              <table:table-cell/>
              <table:table-cell table:style-name="ce410">
                <text:p text:style-name="P2"><text:span text:style-name="T2">X</text:span></text:p>
              </table:table-cell>
              <table:table-cell table:style-name="ce41"/>
              <table:table-cell table:style-name="ce411">
                <text:p text:style-name="P2"><text:span text:style-name="T2">X</text:span></text:p>
              </table:table-cell>
              <table:table-cell table:style-name="ce412">
                <text:p text:style-name="P2"><text:span text:style-name="T2">X</text:span></text:p>
              </table:table-cell>
              <table:table-cell table:style-name="ce48"/>
            </table:table-row>
            <table:table-row table:style-name="ro7" table:default-cell-style-name="ce36">
              <table:table-cell table:style-name="ce413">
                <text:p text:style-name="P1"><text:span text:style-name="T1"><text:s/></text:span><text:span text:style-name="T1">Surdo 1</text:span></text:p>
              </table:table-cell>
              <table:table-cell table:style-name="ce414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415">
                <text:p text:style-name="P2"><text:span text:style-name="T2">X</text:span></text:p>
              </table:table-cell>
              <table:table-cell/>
              <table:table-cell/>
              <table:table-cell table:style-name="ce416">
                <text:p text:style-name="P2"><text:span text:style-name="T2">X</text:span></text:p>
              </table:table-cell>
              <table:table-cell table:style-name="ce35"/>
              <table:table-cell table:style-name="ce417">
                <text:p text:style-name="P2"><text:span text:style-name="T2">X</text:span></text:p>
              </table:table-cell>
              <table:table-cell/>
              <table:table-cell table:style-name="ce418">
                <text:p text:style-name="P2"><text:span text:style-name="T2">X</text:span></text:p>
              </table:table-cell>
              <table:table-cell table:style-name="ce419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420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421">
                <text:p text:style-name="P2"><text:span text:style-name="T2">X</text:span></text:p>
              </table:table-cell>
              <table:table-cell/>
              <table:table-cell/>
              <table:table-cell table:style-name="ce422">
                <text:p text:style-name="P2"><text:span text:style-name="T2">X</text:span></text:p>
              </table:table-cell>
              <table:table-cell table:style-name="ce35"/>
              <table:table-cell table:style-name="ce423">
                <text:p text:style-name="P2"><text:span text:style-name="T2">X</text:span></text:p>
              </table:table-cell>
              <table:table-cell/>
              <table:table-cell table:style-name="ce424">
                <text:p text:style-name="P2"><text:span text:style-name="T2">X</text:span></text:p>
              </table:table-cell>
              <table:table-cell table:style-name="ce425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7" table:default-cell-style-name="ce36">
              <table:table-cell table:style-name="ce426">
                <text:p text:style-name="P1"><text:span text:style-name="T1">Surdo 2</text:span></text:p>
              </table:table-cell>
              <table:table-cell table:style-name="ce427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428">
                <text:p text:style-name="P2"><text:span text:style-name="T2">X</text:span></text:p>
              </table:table-cell>
              <table:table-cell/>
              <table:table-cell/>
              <table:table-cell table:style-name="ce429">
                <text:p text:style-name="P2"><text:span text:style-name="T2">X</text:span></text:p>
              </table:table-cell>
              <table:table-cell table:style-name="ce35"/>
              <table:table-cell table:style-name="ce430">
                <text:p text:style-name="P2"><text:span text:style-name="T2">X</text:span></text:p>
              </table:table-cell>
              <table:table-cell/>
              <table:table-cell table:style-name="ce431">
                <text:p text:style-name="P2"><text:span text:style-name="T2">X</text:span></text:p>
              </table:table-cell>
              <table:table-cell table:style-name="ce432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433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434">
                <text:p text:style-name="P2"><text:span text:style-name="T2">X</text:span></text:p>
              </table:table-cell>
              <table:table-cell/>
              <table:table-cell/>
              <table:table-cell table:style-name="ce435">
                <text:p text:style-name="P2"><text:span text:style-name="T2">X</text:span></text:p>
              </table:table-cell>
              <table:table-cell table:style-name="ce35"/>
              <table:table-cell table:style-name="ce436">
                <text:p text:style-name="P2"><text:span text:style-name="T2">X</text:span></text:p>
              </table:table-cell>
              <table:table-cell/>
              <table:table-cell table:style-name="ce437">
                <text:p text:style-name="P2"><text:span text:style-name="T2">X</text:span></text:p>
              </table:table-cell>
              <table:table-cell table:style-name="ce438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7" table:default-cell-style-name="ce42">
              <table:table-cell table:style-name="ce439">
                <text:p text:style-name="P1"><text:span text:style-name="T1">Grosse Caiss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440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7" table:default-cell-style-name="ce42">
              <table:table-cell table:style-name="ce441">
                <text:p text:style-name="P1"><text:span text:style-name="T1">Chocalo</text:span></text:p>
              </table:table-cell>
              <table:table-cell table:style-name="ce41"/>
              <table:table-cell/>
              <table:table-cell table:style-name="ce442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443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444">
                <text:p text:style-name="P2"><text:span text:style-name="T2">X</text:span></text:p>
              </table:table-cell>
              <table:table-cell table:style-name="ce44"/>
              <table:table-cell table:style-name="ce41"/>
              <table:table-cell/>
              <table:table-cell table:style-name="ce445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446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447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448">
                <text:p text:style-name="P2"><text:span text:style-name="T2">X</text:span></text:p>
              </table:table-cell>
              <table:table-cell table:style-name="ce48"/>
              <table:table-cell table:style-name="ce49"/>
              <table:table-cell/>
              <table:table-cell table:style-name="ce449">
                <text:p text:style-name="P2"><text:span text:style-name="T2">X</text:span></text:p>
              </table:table-cell>
              <table:table-cell table:style-name="ce48"/>
            </table:table-row>
            <table:table-row table:style-name="ro8" table:default-cell-style-name="ce101">
              <table:table-cell table:style-name="ce450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4.svm" xlink:type="simple" xlink:show="embed" xlink:actuate="onLoad"/>
        </draw:frame>
        <draw:custom-shape draw:name="Rythme 2" draw:style-name="gr1" draw:text-style-name="P4" draw:layer="layout" svg:width="8.539cm" svg:height="2.399cm" svg:x="1.797cm" svg:y="3.04cm">
          <text:p text:style-name="P3"><text:span text:style-name="T3">Rythme 2</text:span></text:p>
          <draw:enhanced-geometry svg:viewBox="0 0 21600 21600" draw:type="rectangle" draw:enhanced-path="M 0 0 L 21600 0 21600 21600 0 21600 0 0 Z N"/>
        </draw:custom-shape>
        <draw:custom-shape draw:name="Titre : Bonobo" draw:style-name="gr2" draw:text-style-name="P4" draw:layer="layout" svg:width="17.181cm" svg:height="2.399cm" svg:x="55.388cm" svg:y="3.04cm">
          <text:p text:style-name="P3"><text:span text:style-name="T3">Titre : Bonobo</text:span></text:p>
          <draw:enhanced-geometry svg:viewBox="0 0 21600 21600" draw:type="rectangle" draw:enhanced-path="M 0 0 L 21600 0 21600 21600 0 21600 0 0 Z N"/>
        </draw:custom-shape>
        <draw:custom-shape draw:name="Tempo : 90" draw:style-name="gr1" draw:text-style-name="P4" draw:layer="layout" svg:width="6.185cm" svg:height="1.552cm" svg:x="60.886cm" svg:y="5.899cm">
          <text:p text:style-name="P3"><text:span text:style-name="T4">Tempo : 90</text:span></text:p>
          <draw:enhanced-geometry svg:viewBox="0 0 21600 21600" draw:type="rectangle" draw:enhanced-path="M 0 0 L 21600 0 21600 21600 0 21600 0 0 Z N"/>
        </draw:custom-shape>
        <draw:custom-shape draw:name="La Furia della Saulx" draw:style-name="gr1" draw:text-style-name="P4" draw:layer="layout" svg:width="17.501cm" svg:height="2.399cm" svg:x="25.613cm" svg:y="1.879cm">
          <text:p text:style-name="P3"><text:span text:style-name="T3">La Furia della Saulx </text:span></text:p>
          <draw:enhanced-geometry svg:viewBox="0 0 21600 21600" draw:type="rectangle" draw:enhanced-path="M 0 0 L 21600 0 21600 21600 0 21600 0 0 Z N"/>
        </draw:custom-shape>
        <draw:custom-shape draw:name="Premier Surdo - Deuxième Tamborim - Troisième Agogo" draw:style-name="gr1" draw:text-style-name="P4" draw:layer="layout" svg:width="29.591cm" svg:height="1.552cm" svg:x="8.734cm" svg:y="9.256cm">
          <text:p text:style-name="P3"><text:span text:style-name="T4">Premier Surdo - Deuxième Tamborim - Troisième Agog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Tableau" draw:style-name="standard" draw:layer="layout" svg:width="61.029cm" svg:height="22.929cm" svg:x="2.013cm" svg:y="5.889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8">
              <table:table-cell table:style-name="ce451">
                <text:p text:style-name="P1"><text:span text:style-name="T1">INSTRUMENT</text:span></text:p>
              </table:table-cell>
              <table:table-cell table:style-name="ce452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453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454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455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456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457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458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459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4" table:default-cell-style-name="ce25">
              <table:table-cell table:style-name="ce460">
                <text:p text:style-name="P1"><text:span text:style-name="T1">Appito Repique</text:span></text:p>
              </table:table-cell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4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</table:table-row>
            <table:table-row table:style-name="ro6">
              <table:table-cell table:style-name="ce461">
                <text:p text:style-name="P1"><text:span text:style-name="T1">Snare </text:span></text:p>
              </table:table-cell>
              <table:table-cell table:style-name="ce462">
                <text:p text:style-name="P2"><text:span text:style-name="T1">X</text:span></text:p>
              </table:table-cell>
              <table:table-cell table:style-name="ce463">
                <text:p text:style-name="P2"><text:span text:style-name="T2">X</text:span></text:p>
              </table:table-cell>
              <table:table-cell table:style-name="ce464">
                <text:p text:style-name="P2"><text:span text:style-name="T2">X</text:span></text:p>
              </table:table-cell>
              <table:table-cell table:style-name="ce465">
                <text:p text:style-name="P2"><text:span text:style-name="T2">X</text:span></text:p>
              </table:table-cell>
              <table:table-cell table:style-name="ce466">
                <text:p text:style-name="P2"><text:span text:style-name="T1">X</text:span></text:p>
              </table:table-cell>
              <table:table-cell table:style-name="ce467">
                <text:p text:style-name="P2"><text:span text:style-name="T2">X</text:span></text:p>
              </table:table-cell>
              <table:table-cell table:style-name="ce468">
                <text:p text:style-name="P2"><text:span text:style-name="T2">X</text:span></text:p>
              </table:table-cell>
              <table:table-cell table:style-name="ce469">
                <text:p text:style-name="P2"><text:span text:style-name="T1">X</text:span></text:p>
              </table:table-cell>
              <table:table-cell table:style-name="ce470">
                <text:p text:style-name="P2"><text:span text:style-name="T2">X</text:span></text:p>
              </table:table-cell>
              <table:table-cell table:style-name="ce471">
                <text:p text:style-name="P2"><text:span text:style-name="T1">X</text:span></text:p>
              </table:table-cell>
              <table:table-cell table:style-name="ce472">
                <text:p text:style-name="P2"><text:span text:style-name="T2">X</text:span></text:p>
              </table:table-cell>
              <table:table-cell table:style-name="ce473">
                <text:p text:style-name="P2"><text:span text:style-name="T1">X</text:span></text:p>
              </table:table-cell>
              <table:table-cell table:style-name="ce474">
                <text:p text:style-name="P2"><text:span text:style-name="T1">X</text:span></text:p>
              </table:table-cell>
              <table:table-cell table:style-name="ce475">
                <text:p text:style-name="P2"><text:span text:style-name="T2">X</text:span></text:p>
              </table:table-cell>
              <table:table-cell table:style-name="ce476">
                <text:p text:style-name="P2"><text:span text:style-name="T2">X</text:span></text:p>
              </table:table-cell>
              <table:table-cell table:style-name="ce477">
                <text:p text:style-name="P2"><text:span text:style-name="T2">X</text:span></text:p>
              </table:table-cell>
              <table:table-cell table:style-name="ce478">
                <text:p text:style-name="P2"><text:span text:style-name="T1">X</text:span></text:p>
              </table:table-cell>
              <table:table-cell table:style-name="ce479">
                <text:p text:style-name="P2"><text:span text:style-name="T2">X</text:span></text:p>
              </table:table-cell>
              <table:table-cell table:style-name="ce480">
                <text:p text:style-name="P2"><text:span text:style-name="T2">X</text:span></text:p>
              </table:table-cell>
              <table:table-cell table:style-name="ce481">
                <text:p text:style-name="P2"><text:span text:style-name="T2">X</text:span></text:p>
              </table:table-cell>
              <table:table-cell table:style-name="ce482">
                <text:p text:style-name="P2"><text:span text:style-name="T1">X</text:span></text:p>
              </table:table-cell>
              <table:table-cell table:style-name="ce483">
                <text:p text:style-name="P2"><text:span text:style-name="T2">X</text:span></text:p>
              </table:table-cell>
              <table:table-cell table:style-name="ce484">
                <text:p text:style-name="P2"><text:span text:style-name="T2">X</text:span></text:p>
              </table:table-cell>
              <table:table-cell table:style-name="ce485">
                <text:p text:style-name="P2"><text:span text:style-name="T1">X</text:span></text:p>
              </table:table-cell>
              <table:table-cell table:style-name="ce486">
                <text:p text:style-name="P2"><text:span text:style-name="T2">X</text:span></text:p>
              </table:table-cell>
              <table:table-cell table:style-name="ce487">
                <text:p text:style-name="P2"><text:span text:style-name="T1">X</text:span></text:p>
              </table:table-cell>
              <table:table-cell table:style-name="ce488">
                <text:p text:style-name="P2"><text:span text:style-name="T2">X</text:span></text:p>
              </table:table-cell>
              <table:table-cell table:style-name="ce489">
                <text:p text:style-name="P2"><text:span text:style-name="T1">X</text:span></text:p>
              </table:table-cell>
              <table:table-cell table:style-name="ce490">
                <text:p text:style-name="P2"><text:span text:style-name="T1">X</text:span></text:p>
              </table:table-cell>
              <table:table-cell table:style-name="ce491">
                <text:p text:style-name="P2"><text:span text:style-name="T2">X</text:span></text:p>
              </table:table-cell>
              <table:table-cell table:style-name="ce492">
                <text:p text:style-name="P2"><text:span text:style-name="T2">X</text:span></text:p>
              </table:table-cell>
              <table:table-cell table:style-name="ce493">
                <text:p text:style-name="P2"><text:span text:style-name="T2">X</text:span></text:p>
              </table:table-cell>
            </table:table-row>
            <table:table-row table:style-name="ro7" table:default-cell-style-name="ce41">
              <table:table-cell table:style-name="ce494">
                <text:p text:style-name="P1"><text:span text:style-name="T1"><text:s/></text:span><text:span text:style-name="T1">Agogo Aigue</text:span></text:p>
              </table:table-cell>
              <table:table-cell/>
              <table:table-cell table:style-name="ce42"/>
              <table:table-cell table:style-name="ce495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496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497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498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499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00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01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02">
                <text:p text:style-name="P2"><text:span text:style-name="T2">X</text:span></text:p>
              </table:table-cell>
              <table:table-cell table:style-name="ce48"/>
            </table:table-row>
            <table:table-row table:style-name="ro7" table:default-cell-style-name="ce42">
              <table:table-cell table:style-name="ce503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504">
                <text:p text:style-name="P1"><text:span text:style-name="T1"><text:s text:c="2"/></text:span><text:span text:style-name="T1">Rep</text:span></text:p>
              </table:table-cell>
              <table:table-cell table:style-name="ce505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506">
                <text:p text:style-name="P2"><text:span text:style-name="T2">X</text:span></text:p>
              </table:table-cell>
              <table:table-cell table:style-name="ce507">
                <text:p text:style-name="P2"><text:span text:style-name="T2">X</text:span></text:p>
              </table:table-cell>
              <table:table-cell table:style-name="ce508">
                <text:p text:style-name="P2"><text:span text:style-name="T2">X</text:span></text:p>
              </table:table-cell>
              <table:table-cell table:style-name="ce509">
                <text:p text:style-name="P2"><text:span text:style-name="T1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510">
                <text:p text:style-name="P2"><text:span text:style-name="T2">X</text:span></text:p>
              </table:table-cell>
              <table:table-cell/>
              <table:table-cell table:style-name="ce511">
                <text:p text:style-name="P2"><text:span text:style-name="T2">X</text:span></text:p>
              </table:table-cell>
            </table:table-row>
            <table:table-row table:style-name="ro7" table:default-cell-style-name="ce42">
              <table:table-cell table:style-name="ce512">
                <text:p text:style-name="P1"><text:span text:style-name="T1">Tamb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513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514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515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516">
                <text:p text:style-name="P2"><text:span text:style-name="T2">X</text:span></text:p>
              </table:table-cell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517">
                <text:p text:style-name="P1"><text:span text:style-name="T1"><text:s/></text:span><text:span text:style-name="T1">Surdo 1</text:span></text:p>
              </table:table-cell>
              <table:table-cell table:style-name="ce518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519">
                <text:p text:style-name="P2"><text:span text:style-name="T2">X</text:span></text:p>
              </table:table-cell>
              <table:table-cell table:style-name="ce520">
                <text:p text:style-name="P2"><text:span text:style-name="T2">X</text:span></text:p>
              </table:table-cell>
              <table:table-cell table:style-name="ce521">
                <text:p text:style-name="P2"><text:span text:style-name="T2">X</text:span></text:p>
              </table:table-cell>
              <table:table-cell table:style-name="ce522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523">
                <text:p text:style-name="P2"><text:span text:style-name="T2">X</text:span></text:p>
              </table:table-cell>
              <table:table-cell/>
              <table:table-cell table:style-name="ce524">
                <text:p text:style-name="P2"><text:span text:style-name="T2">X</text:span></text:p>
              </table:table-cell>
            </table:table-row>
            <table:table-row table:style-name="ro7" table:default-cell-style-name="ce36">
              <table:table-cell table:style-name="ce525">
                <text:p text:style-name="P1"><text:span text:style-name="T1">Surdo 2</text:span></text:p>
              </table:table-cell>
              <table:table-cell table:style-name="ce526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527">
                <text:p text:style-name="P2"><text:span text:style-name="T2">X</text:span></text:p>
              </table:table-cell>
              <table:table-cell table:style-name="ce528">
                <text:p text:style-name="P2"><text:span text:style-name="T2">X</text:span></text:p>
              </table:table-cell>
              <table:table-cell table:style-name="ce529">
                <text:p text:style-name="P2"><text:span text:style-name="T2">X</text:span></text:p>
              </table:table-cell>
              <table:table-cell table:style-name="ce530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531">
                <text:p text:style-name="P2"><text:span text:style-name="T2">X</text:span></text:p>
              </table:table-cell>
              <table:table-cell/>
              <table:table-cell table:style-name="ce532">
                <text:p text:style-name="P2"><text:span text:style-name="T2">X</text:span></text:p>
              </table:table-cell>
            </table:table-row>
            <table:table-row table:style-name="ro7" table:default-cell-style-name="ce42">
              <table:table-cell table:style-name="ce533">
                <text:p text:style-name="P1"><text:span text:style-name="T1">Grosse Caisse</text:span></text:p>
              </table:table-cell>
              <table:table-cell table:style-name="ce534">
                <text:p text:style-name="P2"><text:span text:style-name="T2">X</text:span></text:p>
              </table:table-cell>
              <table:table-cell table:style-name="ce535">
                <text:p text:style-name="P2"><text:span text:style-name="T2">X</text:span></text:p>
              </table:table-cell>
              <table:table-cell/>
              <table:table-cell table:style-name="ce44"/>
              <table:table-cell table:style-name="ce41"/>
              <table:table-cell/>
              <table:table-cell/>
              <table:table-cell table:style-name="ce536">
                <text:p text:style-name="P2"><text:span text:style-name="T2">X</text:span></text:p>
              </table:table-cell>
              <table:table-cell table:style-name="ce41"/>
              <table:table-cell table:style-name="ce537">
                <text:p text:style-name="P2"><text:span text:style-name="T2">X</text:span></text:p>
              </table:table-cell>
              <table:table-cell/>
              <table:table-cell table:style-name="ce538">
                <text:p text:style-name="P2"><text:span text:style-name="T2">X</text:span></text:p>
              </table:table-cell>
              <table:table-cell table:style-name="ce41"/>
              <table:table-cell/>
              <table:table-cell/>
              <table:table-cell table:style-name="ce48"/>
              <table:table-cell table:style-name="ce539">
                <text:p text:style-name="P2"><text:span text:style-name="T2">X</text:span></text:p>
              </table:table-cell>
              <table:table-cell table:style-name="ce540">
                <text:p text:style-name="P2"><text:span text:style-name="T2">X</text:span></text:p>
              </table:table-cell>
              <table:table-cell/>
              <table:table-cell table:style-name="ce48"/>
              <table:table-cell table:style-name="ce49"/>
              <table:table-cell/>
              <table:table-cell/>
              <table:table-cell table:style-name="ce541">
                <text:p text:style-name="P2"><text:span text:style-name="T2">X</text:span></text:p>
              </table:table-cell>
              <table:table-cell table:style-name="ce49"/>
              <table:table-cell table:style-name="ce542">
                <text:p text:style-name="P2"><text:span text:style-name="T2">X</text:span></text:p>
              </table:table-cell>
              <table:table-cell/>
              <table:table-cell table:style-name="ce543">
                <text:p text:style-name="P2"><text:span text:style-name="T2">X</text:span></text:p>
              </table:table-cell>
              <table:table-cell table:style-name="ce49"/>
              <table:table-cell/>
              <table:table-cell/>
              <table:table-cell table:style-name="ce48"/>
            </table:table-row>
            <table:table-row table:style-name="ro7" table:default-cell-style-name="ce36">
              <table:table-cell table:style-name="ce544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545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546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547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548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7" table:default-cell-style-name="ce42">
              <table:table-cell table:style-name="ce549">
                <text:p text:style-name="P1"><text:span text:style-name="T1">Chocalo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8" table:default-cell-style-name="ce101">
              <table:table-cell table:style-name="ce550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5.svm" xlink:type="simple" xlink:show="embed" xlink:actuate="onLoad"/>
        </draw:frame>
        <draw:custom-shape draw:name="Variante Surdo sur 16 mesures" draw:style-name="gr1" draw:text-style-name="P4" draw:layer="layout" svg:width="26.624cm" svg:height="2.399cm" svg:x="0.843cm" svg:y="2.804cm">
          <text:p text:style-name="P3"><text:span text:style-name="T3">Variante Surdo sur 16 mesures</text:span></text:p>
          <draw:enhanced-geometry svg:viewBox="0 0 21600 21600" draw:type="rectangle" draw:enhanced-path="M 0 0 L 21600 0 21600 21600 0 21600 0 0 Z N"/>
        </draw:custom-shape>
        <draw:custom-shape draw:name="Titre : Bonobo" draw:style-name="gr2" draw:text-style-name="P4" draw:layer="layout" svg:width="17.181cm" svg:height="2.399cm" svg:x="54.956cm" svg:y="0.446cm">
          <text:p text:style-name="P3"><text:span text:style-name="T3">Titre : Bonobo</text:span></text:p>
          <draw:enhanced-geometry svg:viewBox="0 0 21600 21600" draw:type="rectangle" draw:enhanced-path="M 0 0 L 21600 0 21600 21600 0 21600 0 0 Z N"/>
        </draw:custom-shape>
        <draw:custom-shape draw:name="Tempo : 90" draw:style-name="gr1" draw:text-style-name="P4" draw:layer="layout" svg:width="6.185cm" svg:height="1.552cm" svg:x="45.541cm" svg:y="0.87cm">
          <text:p text:style-name="P3"><text:span text:style-name="T4">Tempo : 90</text:span></text:p>
          <draw:enhanced-geometry svg:viewBox="0 0 21600 21600" draw:type="rectangle" draw:enhanced-path="M 0 0 L 21600 0 21600 21600 0 21600 0 0 Z N"/>
        </draw:custom-shape>
        <draw:custom-shape draw:name="La Furia della Saulx" draw:style-name="gr1" draw:text-style-name="P4" draw:layer="layout" svg:width="17.501cm" svg:height="2.399cm" svg:x="28.134cm" svg:y="0.446cm">
          <text:p text:style-name="P3"><text:span text:style-name="T3">La Furia della Saulx </text:span></text:p>
          <draw:enhanced-geometry svg:viewBox="0 0 21600 21600" draw:type="rectangle" draw:enhanced-path="M 0 0 L 21600 0 21600 21600 0 21600 0 0 Z N"/>
        </draw:custom-shape>
        <draw:frame draw:name="Tableau" draw:style-name="standard" draw:layer="layout" svg:width="61.029cm" svg:height="22.929cm" svg:x="2.013cm" svg:y="22.16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9" table:default-cell-style-name="ce8">
              <table:table-cell table:style-name="ce551">
                <text:p text:style-name="P1"><text:span text:style-name="T1">INSTRUMENT</text:span></text:p>
              </table:table-cell>
              <table:table-cell table:style-name="ce552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53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54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55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556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557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558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559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10" table:default-cell-style-name="ce25">
              <table:table-cell table:style-name="ce560">
                <text:p text:style-name="P1"><text:span text:style-name="T1">Appito Repique</text:span></text:p>
              </table:table-cell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4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</table:table-row>
            <table:table-row table:style-name="ro10">
              <table:table-cell table:style-name="ce561">
                <text:p text:style-name="P1"><text:span text:style-name="T1">Snare </text:span></text:p>
              </table:table-cell>
              <table:table-cell table:style-name="ce562">
                <text:p text:style-name="P2"><text:span text:style-name="T1">X</text:span></text:p>
              </table:table-cell>
              <table:table-cell table:style-name="ce563">
                <text:p text:style-name="P2"><text:span text:style-name="T2">X</text:span></text:p>
              </table:table-cell>
              <table:table-cell table:style-name="ce564">
                <text:p text:style-name="P2"><text:span text:style-name="T2">X</text:span></text:p>
              </table:table-cell>
              <table:table-cell table:style-name="ce565">
                <text:p text:style-name="P2"><text:span text:style-name="T2">X</text:span></text:p>
              </table:table-cell>
              <table:table-cell table:style-name="ce566">
                <text:p text:style-name="P2"><text:span text:style-name="T1">X</text:span></text:p>
              </table:table-cell>
              <table:table-cell table:style-name="ce567">
                <text:p text:style-name="P2"><text:span text:style-name="T2">X</text:span></text:p>
              </table:table-cell>
              <table:table-cell table:style-name="ce568">
                <text:p text:style-name="P2"><text:span text:style-name="T2">X</text:span></text:p>
              </table:table-cell>
              <table:table-cell table:style-name="ce569">
                <text:p text:style-name="P2"><text:span text:style-name="T1">X</text:span></text:p>
              </table:table-cell>
              <table:table-cell table:style-name="ce570">
                <text:p text:style-name="P2"><text:span text:style-name="T2">X</text:span></text:p>
              </table:table-cell>
              <table:table-cell table:style-name="ce571">
                <text:p text:style-name="P2"><text:span text:style-name="T1">X</text:span></text:p>
              </table:table-cell>
              <table:table-cell table:style-name="ce572">
                <text:p text:style-name="P2"><text:span text:style-name="T2">X</text:span></text:p>
              </table:table-cell>
              <table:table-cell table:style-name="ce573">
                <text:p text:style-name="P2"><text:span text:style-name="T1">X</text:span></text:p>
              </table:table-cell>
              <table:table-cell table:style-name="ce574">
                <text:p text:style-name="P2"><text:span text:style-name="T1">X</text:span></text:p>
              </table:table-cell>
              <table:table-cell table:style-name="ce575">
                <text:p text:style-name="P2"><text:span text:style-name="T2">X</text:span></text:p>
              </table:table-cell>
              <table:table-cell table:style-name="ce576">
                <text:p text:style-name="P2"><text:span text:style-name="T2">X</text:span></text:p>
              </table:table-cell>
              <table:table-cell table:style-name="ce577">
                <text:p text:style-name="P2"><text:span text:style-name="T2">X</text:span></text:p>
              </table:table-cell>
              <table:table-cell table:style-name="ce578">
                <text:p text:style-name="P2"><text:span text:style-name="T1">X</text:span></text:p>
              </table:table-cell>
              <table:table-cell table:style-name="ce579">
                <text:p text:style-name="P2"><text:span text:style-name="T2">X</text:span></text:p>
              </table:table-cell>
              <table:table-cell table:style-name="ce580">
                <text:p text:style-name="P2"><text:span text:style-name="T2">X</text:span></text:p>
              </table:table-cell>
              <table:table-cell table:style-name="ce581">
                <text:p text:style-name="P2"><text:span text:style-name="T2">X</text:span></text:p>
              </table:table-cell>
              <table:table-cell table:style-name="ce582">
                <text:p text:style-name="P2"><text:span text:style-name="T1">X</text:span></text:p>
              </table:table-cell>
              <table:table-cell table:style-name="ce583">
                <text:p text:style-name="P2"><text:span text:style-name="T2">X</text:span></text:p>
              </table:table-cell>
              <table:table-cell table:style-name="ce584">
                <text:p text:style-name="P2"><text:span text:style-name="T2">X</text:span></text:p>
              </table:table-cell>
              <table:table-cell table:style-name="ce585">
                <text:p text:style-name="P2"><text:span text:style-name="T1">X</text:span></text:p>
              </table:table-cell>
              <table:table-cell table:style-name="ce586">
                <text:p text:style-name="P2"><text:span text:style-name="T2">X</text:span></text:p>
              </table:table-cell>
              <table:table-cell table:style-name="ce587">
                <text:p text:style-name="P2"><text:span text:style-name="T1">X</text:span></text:p>
              </table:table-cell>
              <table:table-cell table:style-name="ce588">
                <text:p text:style-name="P2"><text:span text:style-name="T2">X</text:span></text:p>
              </table:table-cell>
              <table:table-cell table:style-name="ce589">
                <text:p text:style-name="P2"><text:span text:style-name="T1">X</text:span></text:p>
              </table:table-cell>
              <table:table-cell table:style-name="ce590">
                <text:p text:style-name="P2"><text:span text:style-name="T1">X</text:span></text:p>
              </table:table-cell>
              <table:table-cell table:style-name="ce591">
                <text:p text:style-name="P2"><text:span text:style-name="T2">X</text:span></text:p>
              </table:table-cell>
              <table:table-cell table:style-name="ce36"/>
              <table:table-cell table:style-name="ce38"/>
            </table:table-row>
            <table:table-row table:style-name="ro10" table:default-cell-style-name="ce41">
              <table:table-cell table:style-name="ce592">
                <text:p text:style-name="P1"><text:span text:style-name="T1"><text:s/></text:span><text:span text:style-name="T1">Agogo Aigue</text:span></text:p>
              </table:table-cell>
              <table:table-cell/>
              <table:table-cell table:style-name="ce42"/>
              <table:table-cell table:style-name="ce593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94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95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96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97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98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599">
                <text:p text:style-name="P2"><text:span text:style-name="T2">X</text:span></text:p>
              </table:table-cell>
              <table:table-cell table:style-name="ce44"/>
              <table:table-cell/>
              <table:table-cell table:style-name="ce42"/>
              <table:table-cell table:style-name="ce600">
                <text:p text:style-name="P2"><text:span text:style-name="T2">X</text:span></text:p>
              </table:table-cell>
              <table:table-cell table:style-name="ce48"/>
            </table:table-row>
            <table:table-row table:style-name="ro10" table:default-cell-style-name="ce42">
              <table:table-cell table:style-name="ce601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</table:table-row>
            <table:table-row table:style-name="ro10" table:default-cell-style-name="ce36">
              <table:table-cell table:style-name="ce602">
                <text:p text:style-name="P1"><text:span text:style-name="T1"><text:s text:c="2"/></text:span><text:span text:style-name="T1">Rep</text:span></text:p>
              </table:table-cell>
              <table:table-cell table:style-name="ce603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604">
                <text:p text:style-name="P2"><text:span text:style-name="T2">X</text:span></text:p>
              </table:table-cell>
              <table:table-cell table:style-name="ce605">
                <text:p text:style-name="P2"><text:span text:style-name="T2">X</text:span></text:p>
              </table:table-cell>
              <table:table-cell table:style-name="ce606">
                <text:p text:style-name="P2"><text:span text:style-name="T2">X</text:span></text:p>
              </table:table-cell>
              <table:table-cell table:style-name="ce607">
                <text:p text:style-name="P2"><text:span text:style-name="T1">X</text:span></text:p>
              </table:table-cell>
              <table:table-cell/>
              <table:table-cell/>
              <table:table-cell table:style-name="ce37"/>
              <table:table-cell table:style-name="ce608">
                <text:p text:style-name="P2"><text:span text:style-name="T2">X</text:span></text:p>
              </table:table-cell>
              <table:table-cell/>
              <table:table-cell/>
              <table:table-cell table:style-name="ce609">
                <text:p text:style-name="P2"><text:span text:style-name="T2">X</text:span></text:p>
              </table:table-cell>
              <table:table-cell table:style-name="ce35"/>
              <table:table-cell table:style-name="ce610">
                <text:p text:style-name="P2"><text:span text:style-name="T2">X</text:span></text:p>
              </table:table-cell>
              <table:table-cell/>
              <table:table-cell table:style-name="ce611">
                <text:p text:style-name="P2"><text:span text:style-name="T2">X</text:span></text:p>
              </table:table-cell>
              <table:table-cell table:style-name="ce612">
                <text:p text:style-name="P2"><text:span text:style-name="T2">X</text:span></text:p>
              </table:table-cell>
              <table:table-cell/>
              <table:table-cell table:style-name="ce613">
                <text:p text:style-name="P2"><text:span text:style-name="T2">X</text:span></text:p>
              </table:table-cell>
              <table:table-cell table:style-name="ce614">
                <text:p text:style-name="P2"><text:span text:style-name="T2">X</text:span></text:p>
              </table:table-cell>
            </table:table-row>
            <table:table-row table:style-name="ro10" table:default-cell-style-name="ce42">
              <table:table-cell table:style-name="ce615">
                <text:p text:style-name="P1"><text:span text:style-name="T1">Tamb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616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617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618">
                <text:p text:style-name="P2"><text:span text:style-name="T2">X</text:span></text:p>
              </table:table-cell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619">
                <text:p text:style-name="P2"><text:span text:style-name="T2">X</text:span></text:p>
              </table:table-cell>
              <table:table-cell/>
              <table:table-cell/>
              <table:table-cell table:style-name="ce48"/>
            </table:table-row>
            <table:table-row table:style-name="ro10" table:default-cell-style-name="ce36">
              <table:table-cell table:style-name="ce620">
                <text:p text:style-name="P1"><text:span text:style-name="T1"><text:s/></text:span><text:span text:style-name="T1">Surdo 1</text:span></text:p>
              </table:table-cell>
              <table:table-cell table:style-name="ce621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622">
                <text:p text:style-name="P2"><text:span text:style-name="T2">X</text:span></text:p>
              </table:table-cell>
              <table:table-cell table:style-name="ce623">
                <text:p text:style-name="P2"><text:span text:style-name="T2">X</text:span></text:p>
              </table:table-cell>
              <table:table-cell table:style-name="ce624">
                <text:p text:style-name="P2"><text:span text:style-name="T2">X</text:span></text:p>
              </table:table-cell>
              <table:table-cell table:style-name="ce625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626">
                <text:p text:style-name="P2"><text:span text:style-name="T2">X</text:span></text:p>
              </table:table-cell>
              <table:table-cell table:style-name="ce35"/>
              <table:table-cell table:style-name="ce627">
                <text:p text:style-name="P2"><text:span text:style-name="T2">X</text:span></text:p>
              </table:table-cell>
              <table:table-cell/>
              <table:table-cell table:style-name="ce628">
                <text:p text:style-name="P2"><text:span text:style-name="T2">X</text:span></text:p>
              </table:table-cell>
              <table:table-cell table:style-name="ce629">
                <text:p text:style-name="P2"><text:span text:style-name="T2">X</text:span></text:p>
              </table:table-cell>
              <table:table-cell/>
              <table:table-cell table:style-name="ce630">
                <text:p text:style-name="P2"><text:span text:style-name="T2">X</text:span></text:p>
              </table:table-cell>
              <table:table-cell table:style-name="ce631">
                <text:p text:style-name="P2"><text:span text:style-name="T2">X</text:span></text:p>
              </table:table-cell>
            </table:table-row>
            <table:table-row table:style-name="ro10" table:default-cell-style-name="ce36">
              <table:table-cell table:style-name="ce632">
                <text:p text:style-name="P1"><text:span text:style-name="T1">Surdo 2</text:span></text:p>
              </table:table-cell>
              <table:table-cell table:style-name="ce633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 table:style-name="ce634">
                <text:p text:style-name="P2"><text:span text:style-name="T2">X</text:span></text:p>
              </table:table-cell>
              <table:table-cell table:style-name="ce635">
                <text:p text:style-name="P2"><text:span text:style-name="T2">X</text:span></text:p>
              </table:table-cell>
              <table:table-cell table:style-name="ce636">
                <text:p text:style-name="P2"><text:span text:style-name="T2">X</text:span></text:p>
              </table:table-cell>
              <table:table-cell table:style-name="ce637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638">
                <text:p text:style-name="P2"><text:span text:style-name="T2">X</text:span></text:p>
              </table:table-cell>
              <table:table-cell/>
              <table:table-cell/>
              <table:table-cell table:style-name="ce639">
                <text:p text:style-name="P2"><text:span text:style-name="T2">X</text:span></text:p>
              </table:table-cell>
              <table:table-cell table:style-name="ce35"/>
              <table:table-cell table:style-name="ce640">
                <text:p text:style-name="P2"><text:span text:style-name="T2">X</text:span></text:p>
              </table:table-cell>
              <table:table-cell/>
              <table:table-cell table:style-name="ce641">
                <text:p text:style-name="P2"><text:span text:style-name="T2">X</text:span></text:p>
              </table:table-cell>
              <table:table-cell table:style-name="ce642">
                <text:p text:style-name="P2"><text:span text:style-name="T2">X</text:span></text:p>
              </table:table-cell>
              <table:table-cell/>
              <table:table-cell table:style-name="ce643">
                <text:p text:style-name="P2"><text:span text:style-name="T2">X</text:span></text:p>
              </table:table-cell>
              <table:table-cell table:style-name="ce644">
                <text:p text:style-name="P2"><text:span text:style-name="T2">X</text:span></text:p>
              </table:table-cell>
            </table:table-row>
            <table:table-row table:style-name="ro10" table:default-cell-style-name="ce42">
              <table:table-cell table:style-name="ce645">
                <text:p text:style-name="P1"><text:span text:style-name="T1">Grosse Caisse</text:span></text:p>
              </table:table-cell>
              <table:table-cell table:style-name="ce646">
                <text:p text:style-name="P2"><text:span text:style-name="T2">X</text:span></text:p>
              </table:table-cell>
              <table:table-cell table:style-name="ce647">
                <text:p text:style-name="P2"><text:span text:style-name="T2">X</text:span></text:p>
              </table:table-cell>
              <table:table-cell/>
              <table:table-cell table:style-name="ce44"/>
              <table:table-cell table:style-name="ce41"/>
              <table:table-cell/>
              <table:table-cell/>
              <table:table-cell table:style-name="ce648">
                <text:p text:style-name="P2"><text:span text:style-name="T2">X</text:span></text:p>
              </table:table-cell>
              <table:table-cell table:style-name="ce41"/>
              <table:table-cell table:style-name="ce649">
                <text:p text:style-name="P2"><text:span text:style-name="T2">X</text:span></text:p>
              </table:table-cell>
              <table:table-cell/>
              <table:table-cell table:style-name="ce650">
                <text:p text:style-name="P2"><text:span text:style-name="T2">X</text:span></text:p>
              </table:table-cell>
              <table:table-cell table:style-name="ce41"/>
              <table:table-cell/>
              <table:table-cell/>
              <table:table-cell table:style-name="ce48"/>
              <table:table-cell table:style-name="ce651">
                <text:p text:style-name="P2"><text:span text:style-name="T2">X</text:span></text:p>
              </table:table-cell>
              <table:table-cell table:style-name="ce652">
                <text:p text:style-name="P2"><text:span text:style-name="T2">X</text:span></text:p>
              </table:table-cell>
              <table:table-cell/>
              <table:table-cell table:style-name="ce48"/>
              <table:table-cell table:style-name="ce49"/>
              <table:table-cell/>
              <table:table-cell/>
              <table:table-cell table:style-name="ce653">
                <text:p text:style-name="P2"><text:span text:style-name="T2">X</text:span></text:p>
              </table:table-cell>
              <table:table-cell table:style-name="ce49"/>
              <table:table-cell table:style-name="ce654">
                <text:p text:style-name="P2"><text:span text:style-name="T2">X</text:span></text:p>
              </table:table-cell>
              <table:table-cell/>
              <table:table-cell table:style-name="ce655">
                <text:p text:style-name="P2"><text:span text:style-name="T2">X</text:span></text:p>
              </table:table-cell>
              <table:table-cell table:style-name="ce49"/>
              <table:table-cell/>
              <table:table-cell/>
              <table:table-cell table:style-name="ce48"/>
            </table:table-row>
            <table:table-row table:style-name="ro10" table:default-cell-style-name="ce36">
              <table:table-cell table:style-name="ce656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657">
                <text:p text:style-name="P2"><text:span text:style-name="T2">X</text:span></text:p>
              </table:table-cell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658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659">
                <text:p text:style-name="P2"><text:span text:style-name="T2">X</text:span></text:p>
              </table:table-cell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660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10" table:default-cell-style-name="ce42">
              <table:table-cell table:style-name="ce661">
                <text:p text:style-name="P1"><text:span text:style-name="T1">Chocalo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11" table:default-cell-style-name="ce101">
              <table:table-cell table:style-name="ce662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name="Tableau" draw:style-name="standard" draw:layer="layout" svg:width="61.029cm" svg:height="22.929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8">
              <table:table-cell table:style-name="ce663">
                <text:p text:style-name="P1"><text:span text:style-name="T1">INSTRUMENT</text:span></text:p>
              </table:table-cell>
              <table:table-cell table:style-name="ce664">
                <text:p text:style-name="P1"><text:span text:style-name="T1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665">
                <text:p text:style-name="P1"><text:span text:style-name="T1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666">
                <text:p text:style-name="P1"><text:span text:style-name="T1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667">
                <text:p text:style-name="P1"><text:span text:style-name="T1">4</text:span></text:p>
              </table:table-cell>
              <table:table-cell/>
              <table:table-cell/>
              <table:table-cell table:style-name="ce9"/>
              <table:table-cell table:style-name="ce668">
                <text:p text:style-name="P1"><text:span text:style-name="T1">5</text:span></text:p>
              </table:table-cell>
              <table:table-cell/>
              <table:table-cell/>
              <table:table-cell table:style-name="ce9"/>
              <table:table-cell table:style-name="ce669">
                <text:p text:style-name="P1"><text:span text:style-name="T1">6</text:span></text:p>
              </table:table-cell>
              <table:table-cell/>
              <table:table-cell/>
              <table:table-cell table:style-name="ce9"/>
              <table:table-cell table:style-name="ce670">
                <text:p text:style-name="P1"><text:span text:style-name="T1">7</text:span></text:p>
              </table:table-cell>
              <table:table-cell/>
              <table:table-cell/>
              <table:table-cell table:style-name="ce9"/>
              <table:table-cell table:style-name="ce671">
                <text:p text:style-name="P1"><text:span text:style-name="T1">8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25">
              <table:table-cell table:style-name="ce672">
                <text:p text:style-name="P1"><text:span text:style-name="T1">Appito Repique</text:span></text:p>
              </table:table-cell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3"/>
              <table:table-cell table:style-name="ce20"/>
              <table:table-cell table:style-name="ce20"/>
              <table:table-cell table:style-name="ce18"/>
              <table:table-cell table:style-name="ce24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  <table:table-cell table:style-name="ce33"/>
              <table:table-cell/>
              <table:table-cell/>
              <table:table-cell table:style-name="ce26"/>
            </table:table-row>
            <table:table-row table:style-name="ro3" table:default-cell-style-name="ce36">
              <table:table-cell table:style-name="ce673">
                <text:p text:style-name="P1"><text:span text:style-name="T1">Snare 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674">
                <text:p text:style-name="P1"><text:span text:style-name="T1"><text:s/></text:span><text:span text:style-name="T1">Agogo Aigu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</table:table-row>
            <table:table-row table:style-name="ro3" table:default-cell-style-name="ce42">
              <table:table-cell table:style-name="ce675">
                <text:p text:style-name="P1"><text:span text:style-name="T1"><text:s/></text:span><text:span text:style-name="T1">Agogo Grave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</table:table-row>
            <table:table-row table:style-name="ro3" table:default-cell-style-name="ce36">
              <table:table-cell table:style-name="ce676">
                <text:p text:style-name="P1"><text:span text:style-name="T1"><text:s text:c="2"/></text:span><text:span text:style-name="T1">Rep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677">
                <text:p text:style-name="P1"><text:span text:style-name="T1">Tamb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</table:table-row>
            <table:table-row table:style-name="ro3" table:default-cell-style-name="ce36">
              <table:table-cell table:style-name="ce678">
                <text:p text:style-name="P1"><text:span text:style-name="T1"><text:s/></text:span><text:span text:style-name="T1">Surdo 1</text:span></text:p>
              </table:table-cell>
              <table:table-cell table:style-name="ce679">
                <text:p text:style-name="P2"><text:span text:style-name="T2">X</text:span></text:p>
              </table:table-cell>
              <table:table-cell/>
              <table:table-cell table:style-name="ce680">
                <text:p text:style-name="P2"><text:span text:style-name="T2">X</text:span></text:p>
              </table:table-cell>
              <table:table-cell table:style-name="ce37"/>
              <table:table-cell table:style-name="ce681">
                <text:p text:style-name="P2"><text:span text:style-name="T2">X</text:span></text:p>
              </table:table-cell>
              <table:table-cell/>
              <table:table-cell table:style-name="ce682">
                <text:p text:style-name="P2"><text:span text:style-name="T2">X</text:span></text:p>
              </table:table-cell>
              <table:table-cell table:style-name="ce37"/>
              <table:table-cell table:style-name="ce683">
                <text:p text:style-name="P2"><text:span text:style-name="T2">X</text:span></text:p>
              </table:table-cell>
              <table:table-cell/>
              <table:table-cell table:style-name="ce684">
                <text:p text:style-name="P2"><text:span text:style-name="T2">X</text:span></text:p>
              </table:table-cell>
              <table:table-cell table:style-name="ce37"/>
              <table:table-cell table:style-name="ce685">
                <text:p text:style-name="P2"><text:span text:style-name="T2">X</text:span></text:p>
              </table:table-cell>
              <table:table-cell/>
              <table:table-cell table:style-name="ce686">
                <text:p text:style-name="P2"><text:span text:style-name="T2">X</text:span></text:p>
              </table:table-cell>
              <table:table-cell table:style-name="ce37"/>
              <table:table-cell table:style-name="ce687">
                <text:p text:style-name="P2"><text:span text:style-name="T2">X</text:span></text:p>
              </table:table-cell>
              <table:table-cell table:style-name="ce688">
                <text:p text:style-name="P2"><text:span text:style-name="T2">X</text:span></text:p>
              </table:table-cell>
              <table:table-cell/>
              <table:table-cell table:style-name="ce689">
                <text:p text:style-name="P2"><text:span text:style-name="T2">X</text:span></text:p>
              </table:table-cell>
              <table:table-cell table:style-name="ce690">
                <text:p text:style-name="P2"><text:span text:style-name="T2">X</text:span></text:p>
              </table:table-cell>
              <table:table-cell/>
              <table:table-cell table:style-name="ce691">
                <text:p text:style-name="P2"><text:span text:style-name="T2">X</text:span></text:p>
              </table:table-cell>
              <table:table-cell table:style-name="ce692">
                <text:p text:style-name="P2"><text:span text:style-name="T2">X</text:span></text:p>
              </table:table-cell>
              <table:table-cell table:style-name="ce35"/>
              <table:table-cell table:style-name="ce693">
                <text:p text:style-name="P2"><text:span text:style-name="T2">X</text:span></text:p>
              </table:table-cell>
              <table:table-cell table:style-name="ce694">
                <text:p text:style-name="P2"><text:span text:style-name="T2">X</text:span></text:p>
              </table:table-cell>
              <table:table-cell table:style-name="ce37"/>
              <table:table-cell table:style-name="ce695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3" table:default-cell-style-name="ce36">
              <table:table-cell table:style-name="ce696">
                <text:p text:style-name="P1"><text:span text:style-name="T1">Surdo 2</text:span></text:p>
              </table:table-cell>
              <table:table-cell table:style-name="ce697">
                <text:p text:style-name="P2"><text:span text:style-name="T2">X</text:span></text:p>
              </table:table-cell>
              <table:table-cell/>
              <table:table-cell table:style-name="ce698">
                <text:p text:style-name="P2"><text:span text:style-name="T2">X</text:span></text:p>
              </table:table-cell>
              <table:table-cell table:style-name="ce37"/>
              <table:table-cell table:style-name="ce699">
                <text:p text:style-name="P2"><text:span text:style-name="T2">X</text:span></text:p>
              </table:table-cell>
              <table:table-cell/>
              <table:table-cell table:style-name="ce700">
                <text:p text:style-name="P2"><text:span text:style-name="T2">X</text:span></text:p>
              </table:table-cell>
              <table:table-cell table:style-name="ce37"/>
              <table:table-cell table:style-name="ce701">
                <text:p text:style-name="P2"><text:span text:style-name="T2">X</text:span></text:p>
              </table:table-cell>
              <table:table-cell/>
              <table:table-cell table:style-name="ce702">
                <text:p text:style-name="P2"><text:span text:style-name="T2">X</text:span></text:p>
              </table:table-cell>
              <table:table-cell table:style-name="ce37"/>
              <table:table-cell table:style-name="ce703">
                <text:p text:style-name="P2"><text:span text:style-name="T2">X</text:span></text:p>
              </table:table-cell>
              <table:table-cell/>
              <table:table-cell table:style-name="ce704">
                <text:p text:style-name="P2"><text:span text:style-name="T2">X</text:span></text:p>
              </table:table-cell>
              <table:table-cell table:style-name="ce37"/>
              <table:table-cell table:style-name="ce705">
                <text:p text:style-name="P2"><text:span text:style-name="T2">X</text:span></text:p>
              </table:table-cell>
              <table:table-cell table:style-name="ce706">
                <text:p text:style-name="P2"><text:span text:style-name="T2">X</text:span></text:p>
              </table:table-cell>
              <table:table-cell/>
              <table:table-cell table:style-name="ce707">
                <text:p text:style-name="P2"><text:span text:style-name="T2">X</text:span></text:p>
              </table:table-cell>
              <table:table-cell table:style-name="ce708">
                <text:p text:style-name="P2"><text:span text:style-name="T2">X</text:span></text:p>
              </table:table-cell>
              <table:table-cell/>
              <table:table-cell table:style-name="ce709">
                <text:p text:style-name="P2"><text:span text:style-name="T2">X</text:span></text:p>
              </table:table-cell>
              <table:table-cell table:style-name="ce710">
                <text:p text:style-name="P2"><text:span text:style-name="T2">X</text:span></text:p>
              </table:table-cell>
              <table:table-cell table:style-name="ce35"/>
              <table:table-cell table:style-name="ce711">
                <text:p text:style-name="P2"><text:span text:style-name="T2">X</text:span></text:p>
              </table:table-cell>
              <table:table-cell table:style-name="ce712">
                <text:p text:style-name="P2"><text:span text:style-name="T2">X</text:span></text:p>
              </table:table-cell>
              <table:table-cell table:style-name="ce37"/>
              <table:table-cell table:style-name="ce713">
                <text:p text:style-name="P2"><text:span text:style-name="T2">X</text:span></text:p>
              </table:table-cell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714">
                <text:p text:style-name="P1"><text:span text:style-name="T1">Grosse Caisse</text:span></text:p>
              </table:table-cell>
              <table:table-cell table:style-name="ce715">
                <text:p text:style-name="P2"><text:span text:style-name="T2">X</text:span></text:p>
              </table:table-cell>
              <table:table-cell/>
              <table:table-cell table:style-name="ce716">
                <text:p text:style-name="P2"><text:span text:style-name="T2">X</text:span></text:p>
              </table:table-cell>
              <table:table-cell table:style-name="ce44"/>
              <table:table-cell table:style-name="ce717">
                <text:p text:style-name="P2"><text:span text:style-name="T2">X</text:span></text:p>
              </table:table-cell>
              <table:table-cell/>
              <table:table-cell table:style-name="ce718">
                <text:p text:style-name="P2"><text:span text:style-name="T2">X</text:span></text:p>
              </table:table-cell>
              <table:table-cell table:style-name="ce44"/>
              <table:table-cell table:style-name="ce719">
                <text:p text:style-name="P2"><text:span text:style-name="T2">X</text:span></text:p>
              </table:table-cell>
              <table:table-cell/>
              <table:table-cell table:style-name="ce720">
                <text:p text:style-name="P2"><text:span text:style-name="T2">X</text:span></text:p>
              </table:table-cell>
              <table:table-cell table:style-name="ce44"/>
              <table:table-cell table:style-name="ce721">
                <text:p text:style-name="P2"><text:span text:style-name="T2">X</text:span></text:p>
              </table:table-cell>
              <table:table-cell/>
              <table:table-cell table:style-name="ce722">
                <text:p text:style-name="P2"><text:span text:style-name="T2">X</text:span></text:p>
              </table:table-cell>
              <table:table-cell table:style-name="ce48"/>
              <table:table-cell table:style-name="ce723">
                <text:p text:style-name="P2"><text:span text:style-name="T2">X</text:span></text:p>
              </table:table-cell>
              <table:table-cell table:style-name="ce724">
                <text:p text:style-name="P2"><text:span text:style-name="T2">X</text:span></text:p>
              </table:table-cell>
              <table:table-cell/>
              <table:table-cell table:style-name="ce725">
                <text:p text:style-name="P2"><text:span text:style-name="T2">X</text:span></text:p>
              </table:table-cell>
              <table:table-cell table:style-name="ce726">
                <text:p text:style-name="P2"><text:span text:style-name="T2">X</text:span></text:p>
              </table:table-cell>
              <table:table-cell/>
              <table:table-cell table:style-name="ce727">
                <text:p text:style-name="P2"><text:span text:style-name="T2">X</text:span></text:p>
              </table:table-cell>
              <table:table-cell table:style-name="ce728">
                <text:p text:style-name="P2"><text:span text:style-name="T2">X</text:span></text:p>
              </table:table-cell>
              <table:table-cell table:style-name="ce49"/>
              <table:table-cell table:style-name="ce729">
                <text:p text:style-name="P2"><text:span text:style-name="T2">X</text:span></text:p>
              </table:table-cell>
              <table:table-cell table:style-name="ce730">
                <text:p text:style-name="P2"><text:span text:style-name="T2">X</text:span></text:p>
              </table:table-cell>
              <table:table-cell table:style-name="ce48"/>
              <table:table-cell table:style-name="ce731">
                <text:p text:style-name="P2"><text:span text:style-name="T2">X</text:span></text:p>
              </table:table-cell>
              <table:table-cell/>
              <table:table-cell/>
              <table:table-cell table:style-name="ce48"/>
            </table:table-row>
            <table:table-row table:style-name="ro3" table:default-cell-style-name="ce36">
              <table:table-cell table:style-name="ce732">
                <text:p text:style-name="P1"><text:span text:style-name="T1">Cloche</text:span></text:p>
              </table:table-cell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7"/>
              <table:table-cell table:style-name="ce35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  <table:table-cell table:style-name="ce39"/>
              <table:table-cell/>
              <table:table-cell/>
              <table:table-cell table:style-name="ce38"/>
            </table:table-row>
            <table:table-row table:style-name="ro3" table:default-cell-style-name="ce42">
              <table:table-cell table:style-name="ce733">
                <text:p text:style-name="P1"><text:span text:style-name="T1">Chocalo</text:span></text:p>
              </table:table-cell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4"/>
              <table:table-cell table:style-name="ce41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  <table:table-cell table:style-name="ce49"/>
              <table:table-cell/>
              <table:table-cell/>
              <table:table-cell table:style-name="ce48"/>
            </table:table-row>
            <table:table-row table:style-name="ro4" table:default-cell-style-name="ce101">
              <table:table-cell table:style-name="ce734">
                <text:p text:style-name="P1"><text:span text:style-name="T1">Phrase</text:span></text:p>
              </table:table-cell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97"/>
              <table:table-cell table:style-name="ce98"/>
              <table:table-cell table:style-name="ce98"/>
              <table:table-cell table:style-name="ce99"/>
              <table:table-cell table:style-name="ce100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  <table:table-cell table:style-name="ce103"/>
              <table:table-cell/>
              <table:table-cell/>
              <table:table-cell table:style-name="ce102"/>
            </table:table-row>
          </table:table>
          <draw:image xlink:href="Pictures/TablePreview7.svm" xlink:type="simple" xlink:show="embed" xlink:actuate="onLoad"/>
        </draw:frame>
        <draw:custom-shape draw:name="Braek fin 1x surdos 2x Tutti" draw:style-name="gr1" draw:text-style-name="P4" draw:layer="layout" svg:width="24.342cm" svg:height="2.399cm" svg:x="0.959cm" svg:y="3.04cm">
          <text:p text:style-name="P3"><text:span text:style-name="T3">Braek fin 1x surdos 2x Tutti</text:span></text:p>
          <draw:enhanced-geometry svg:viewBox="0 0 21600 21600" draw:type="rectangle" draw:enhanced-path="M 0 0 L 21600 0 21600 21600 0 21600 0 0 Z N"/>
        </draw:custom-shape>
        <draw:custom-shape draw:name="Titre : Bonobo" draw:style-name="gr2" draw:text-style-name="P4" draw:layer="layout" svg:width="17.181cm" svg:height="2.399cm" svg:x="55.388cm" svg:y="3.04cm">
          <text:p text:style-name="P3"><text:span text:style-name="T3">Titre : Bonobo</text:span></text:p>
          <draw:enhanced-geometry svg:viewBox="0 0 21600 21600" draw:type="rectangle" draw:enhanced-path="M 0 0 L 21600 0 21600 21600 0 21600 0 0 Z N"/>
        </draw:custom-shape>
        <draw:custom-shape draw:name="Tempo : 90" draw:style-name="gr1" draw:text-style-name="P4" draw:layer="layout" svg:width="6.185cm" svg:height="1.552cm" svg:x="60.886cm" svg:y="5.899cm">
          <text:p text:style-name="P3"><text:span text:style-name="T4">Tempo : 90</text:span></text:p>
          <draw:enhanced-geometry svg:viewBox="0 0 21600 21600" draw:type="rectangle" draw:enhanced-path="M 0 0 L 21600 0 21600 21600 0 21600 0 0 Z N"/>
        </draw:custom-shape>
        <draw:custom-shape draw:name="La Furia della Saulx" draw:style-name="gr1" draw:text-style-name="P4" draw:layer="layout" svg:width="17.501cm" svg:height="2.399cm" svg:x="25.613cm" svg:y="1.879cm">
          <text:p text:style-name="P3"><text:span text:style-name="T3">La Furia della Saulx </text:span></text:p>
          <draw:enhanced-geometry svg:viewBox="0 0 21600 21600" draw:type="rectangle" draw:enhanced-path="M 0 0 L 21600 0 21600 21600 0 21600 0 0 Z N"/>
        </draw:custom-shape>
        <draw:custom-shape draw:name="Premier Surdo - Deuxième Tamborim - Troisième Agogo" draw:style-name="gr1" draw:text-style-name="P4" draw:layer="layout" svg:width="29.591cm" svg:height="1.552cm" svg:x="8.734cm" svg:y="9.256cm">
          <text:p text:style-name="P3"><text:span text:style-name="T4">Premier Surdo - Deuxième Tamborim - Troisième Agog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'Helvetica Neue'" fo:font-size="48pt" fo:letter-spacing="normal" fo:font-style="normal" fo:text-shadow="none" style:text-underline-style="none" fo:font-weight="normal" style:letter-kerning="true" style:font-family-asian="'Helvetica Neue'" style:font-size-asian="48pt" style:font-style-asian="normal" style:font-weight-asian="normal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90%" fo:text-align="start" fo:text-indent="0cm" style:punctuation-wrap="simple" style:writing-mode="lr-tb"/>
      <style:text-properties fo:color="#000000" style:text-line-through-style="none" fo:font-family="'Helvetica Neue'" fo:font-size="48pt" fo:letter-spacing="normal" fo:font-style="normal" style:text-underline-style="none" fo:font-weight="normal" style:font-family-asian="'Helvetica Neue'" style:font-size-asian="48pt" style:font-style-asian="normal" style:font-weight-asian="normal" style:font-family-complex="'Helvetica Neue'" style:font-size-complex="4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90%" fo:text-align="start" fo:text-indent="0cm" style:punctuation-wrap="simple" style:writing-mode="lr-tb"/>
      <style:text-properties fo:color="#000000" style:text-line-through-style="none" fo:font-family="'Helvetica Neue'" fo:font-size="48pt" fo:letter-spacing="normal" fo:font-style="normal" style:text-underline-style="none" fo:font-weight="normal" style:font-family-asian="'Helvetica Neue'" style:font-size-asian="48pt" style:font-style-asian="normal" style:font-weight-asian="normal" style:font-family-complex="'Helvetica Neue'" style:font-size-complex="4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align="start" fo:text-indent="0cm" style:punctuation-wrap="simple" style:writing-mode="lr-tb"/>
      <style:text-properties fo:color="#000000" style:text-line-through-style="none" fo:font-family="'Helvetica Neue'" fo:font-size="48pt" fo:letter-spacing="normal" fo:font-style="normal" style:text-underline-style="none" fo:font-weight="normal" style:font-family-asian="'Helvetica Neue'" style:font-size-asian="48pt" style:font-style-asian="normal" style:font-weight-asian="normal" style:font-family-complex="'Helvetica Neue'" style:font-size-complex="4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start" fo:text-indent="0cm" style:punctuation-wrap="simple" style:writing-mode="lr-tb"/>
      <style:text-properties fo:color="#000000" style:text-outline="false" style:text-line-through-style="none" fo:font-family="'Helvetica Neue'" fo:font-size="48pt" fo:letter-spacing="normal" fo:font-style="normal" fo:text-shadow="none" style:text-underline-style="none" fo:font-weight="normal" style:letter-kerning="true" style:font-family-asian="'Helvetica Neue'" style:font-size-asian="48pt" style:font-style-asian="normal" style:font-weight-asian="normal" style:font-family-complex="'Helvetica Neue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draw:stroke="none" svg:stroke-width="0.035cm" draw:stroke-linejoin="miter" draw:fill="none" draw:textarea-vertical-align="top" draw:auto-grow-height="false" fo:min-height="25.146cm" fo:padding-top="0.127cm" fo:padding-bottom="0.127cm" fo:padding-left="0.127cm" fo:padding-right="0.127cm" fo:wrap-option="wrap"/>
    </style:style>
    <style:style style:name="Mpr2" style:family="presentation" style:parent-style-name="Default-title">
      <style:graphic-properties draw:stroke="none" svg:stroke-width="0.035cm" draw:stroke-linejoin="miter" draw:fill="none" draw:textarea-vertical-align="bottom" draw:auto-grow-height="false" fo:min-height="6.362cm" fo:padding-top="0.125cm" fo:padding-bottom="0.125cm" fo:padding-left="0.25cm" fo:padding-right="0.25cm" fo:wrap-option="wrap"/>
    </style:style>
    <style:style style:name="Mpr3" style:family="presentation" style:parent-style-name="Default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80%" fo:text-align="start" fo:text-indent="0cm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Helvetica Neue'" fo:font-size="36pt" fo:letter-spacing="normal" fo:font-style="normal" style:text-underline-style="none" fo:font-weight="bold" style:font-family-asian="'Helvetica Neue'" style:font-size-asian="36pt" style:font-style-asian="normal" style:font-weight-asian="bold" style:font-family-complex="'Helvetica Neue'" style:font-size-complex="36pt" style:font-style-complex="normal" style:font-weight-complex="bold"/>
    </style:style>
    <style:style style:name="MT2" style:family="text">
      <style:text-properties fo:color="#000000" style:text-line-through-style="none" fo:font-family="'Helvetica Neue'" fo:font-size="116pt" fo:letter-spacing="normal" fo:font-style="normal" style:text-underline-style="none" fo:font-weight="bold" style:font-family-asian="'Helvetica Neue'" style:font-size-asian="116pt" style:font-style-asian="normal" style:font-weight-asian="bold" style:font-family-complex="'Helvetica Neue'" style:font-size-complex="116pt" style:font-style-complex="normal" style:font-weight-complex="bold"/>
    </style:style>
    <style:style style:name="MT3" style:family="text"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/>
    </style:style>
    <style:style style:name="MT4" style:family="text">
      <style:text-properties fo:color="#000000" style:text-line-through-style="none" fo:font-family="'Helvetica Neue'" fo:font-size="18pt" fo:letter-spacing="normal" fo:font-style="normal" style:text-underline-style="none" fo:font-weight="normal" style:font-family-asian="'Helvetica Neue'" style:font-size-asian="18pt" style:font-style-asian="normal" style:font-weight-asian="normal" style:font-family-complex="'Helvetica Neue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Auteur et date" presentation:style-name="Mpr1" draw:text-style-name="MP5" draw:layer="backgroundobjects" svg:width="61.03cm" svg:height="1.768cm" svg:x="3.337cm" svg:y="32.944cm" presentation:class="outline" presentation:user-transformed="true">
        <draw:text-box>
          <text:list text:style-name="ML2">
            <text:list-item>
              <text:p text:style-name="MP3"><text:span text:style-name="MT1">Click to edit the outline text format</text:span></text:p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  <text:list>
                                        <text:list-item>
                                          <text:p text:style-name="MP3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">Ninth Outline LevelAuteur et date</text:span></text:p>
        </draw:text-box>
      </draw:frame>
      <draw:frame draw:name="Titre de la présentation" presentation:style-name="Mpr2" draw:text-style-name="MP5" draw:layer="backgroundobjects" svg:width="61.03cm" svg:height="12.911cm" svg:x="3.351cm" svg:y="7.153cm" presentation:class="title" presentation:user-transformed="true">
        <draw:text-box>
          <text:p text:style-name="MP6"><text:span text:style-name="MT2">Click to edit the title text formatTitre de la présentation</text:span></text:p>
        </draw:text-box>
      </draw:frame>
      <draw:frame draw:name="Texte niveau 1…" presentation:style-name="Mpr3" draw:text-style-name="MP5" draw:layer="backgroundobjects" svg:width="61.03cm" svg:height="5.291cm" svg:x="3.337cm" svg:y="20.064cm" presentation:class="outline" presentation:user-transformed="true">
        <draw:text-box>
          <text:list text:style-name="ML2">
            <text:list-item>
              <text:p text:style-name="MP3"><text:span text:style-name="MT3">Click to edit the outline text format</text:span></text:p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  <text:list>
                                    <text:list-item>
                                      <text:p text:style-name="MP3"><text:span text:style-name="MT3">Seventh Outline Level</text:span></text:p>
                                      <text:list>
                                        <text:list-item>
                                          <text:p text:style-name="MP3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3">Ninth Outline LevelSous-titre de la présentation</text:span></text:p>
          <text:p><text:span text:style-name="MT3"/></text:p>
          <text:p><text:span text:style-name="MT3"/></text:p>
          <text:p><text:span text:style-name="MT3"/></text:p>
          <text:p><text:span text:style-name="MT3"/></text:p>
        </draw:text-box>
      </draw:frame>
      <draw:frame draw:name="Numéro de diapositive" presentation:style-name="Mpr4" draw:text-style-name="MP8" draw:layer="backgroundobjects" svg:width="1.023cm" svg:height="1.04cm" svg:x="33.337cm" svg:y="36.336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70"/>
    <meta:generator>OpenOffice/4.1.15$Win32 OpenOffice.org_project/4115m2$Build-9813</meta:generator>
  </office:meta>
</office:document-meta>
</file>